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0D300000044D70210C1.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2" svg:font-family="'Courier New'" style:font-family-generic="modern" style:font-pitch="fixed"/>
    <style:font-face style:name="Arial Unicode MS" svg:font-family="'Arial Unicode MS'" style:font-pitch="variable"/>
    <style:font-face style:name="Lucida Sans Unicode" svg:font-family="'Lucida Sans Unicode'" style:font-pitch="variable"/>
    <style:font-face style:name="MS Gothic1" svg:font-family="'MS Gothic'" style:font-pitch="variable"/>
    <style:font-face style:name="Mangal1" svg:font-family="Mangal" style:font-pitch="variable"/>
    <style:font-face style:name="Microsoft YaHei1" svg:font-family="'Microsoft YaHei'" style:font-pitch="variable"/>
    <style:font-face style:name="Tahoma" svg:font-family="Tahoma" style:font-pitch="variable"/>
    <style:font-face style:name="Courier New1" svg:font-family="'Courier New'" style:font-family-generic="modern" style:font-pitch="variable"/>
    <style:font-face style:name="Arial1" svg:font-family="Arial"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Times New Roman1" svg:font-family="'Times New Roman'" style:font-family-generic="swiss" style:font-pitch="variable"/>
    <style:font-face style:name="Arial Unicode MS1" svg:font-family="'Arial Unicode MS'" style:font-family-generic="system" style:font-pitch="variable"/>
    <style:font-face style:name="MS Gothic" svg:font-family="'MS 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stroke-dash="Dashed_20__28_var_29__20_1" svg:stroke-width="0cm" svg:stroke-color="#000000" draw:marker-start="" draw:marker-start-width="0.3cm" draw:marker-start-center="false" draw:marker-end="" draw:marker-end-width="0.3cm" draw:marker-end-center="false" svg:stroke-opacity="100%" draw:stroke-linejoin="round" svg:stroke-linecap="butt" draw:fill="solid" draw:fill-color="#ff9966" draw:secondary-fill-color="#729fcf" draw:fill-gradient-name="Gradient_20_11"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3" style:family="graphic" style:parent-style-name="standard">
      <style:graphic-properties draw:stroke="none" svg:stroke-width="0cm" draw:shadow="hidden" dr3d:depth="3.737cm" dr3d:close-front="true" dr3d:close-back="true" dr3d:texture-generation-mode-x="parallel" dr3d:texture-generation-mode-y="parallel"/>
    </style:style>
    <style:style style:name="gr4" style:family="graphic" style:parent-style-name="standard">
      <style:graphic-properties draw:fill="solid" draw:fill-color="#ccccff" draw:textarea-horizontal-align="justify" draw:textarea-vertical-align="middle" draw:auto-grow-height="false" fo:min-height="0cm" fo:min-width="0cm"/>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stroke="none" svg:stroke-color="#000000" draw:fill="none" draw:fill-color="#ffffff" draw:auto-grow-height="true" draw:auto-grow-width="false" fo:max-height="0cm" fo:min-height="0.594cm"/>
    </style:style>
    <style:style style:name="gr7" style:family="graphic" style:parent-style-name="standard">
      <style:graphic-properties draw:stroke="none" svg:stroke-color="#000000" draw:fill="none" draw:fill-color="#ffffff" draw:auto-grow-height="true" draw:auto-grow-width="false" fo:max-height="0cm" fo:min-height="1.778cm"/>
    </style:style>
    <style:style style:name="gr8" style:family="graphic" style:parent-style-name="standard">
      <style:graphic-properties draw:marker-end="Arrow" draw:marker-end-width="0.3cm" draw:textarea-horizontal-align="center" draw:textarea-vertical-align="middle"/>
    </style:style>
    <style:style style:name="gr9" style:family="graphic" style:parent-style-name="standard">
      <style:graphic-properties draw:fill="solid" draw:fill-color="#e6e6ff" draw:textarea-horizontal-align="justify" draw:textarea-vertical-align="middle" draw:auto-grow-height="false" fo:min-height="0cm" fo:min-width="0cm"/>
    </style:style>
    <style:style style:name="pr1" style:family="presentation" style:parent-style-name="zenika-titre-title">
      <style:graphic-properties draw:fill-color="#ffffff" draw:auto-grow-height="true" fo:min-height="2.771cm"/>
    </style:style>
    <style:style style:name="pr2" style:family="presentation" style:parent-style-name="zenika-titre-subtitle" style:list-style-name="L5">
      <style:graphic-properties draw:fill-color="#ffffff" draw:auto-grow-height="true" fo:min-height="14.03cm"/>
    </style:style>
    <style:style style:name="pr3" style:family="presentation" style:parent-style-name="zenika-titre-notes">
      <style:graphic-properties draw:fill-color="#ffffff" draw:auto-grow-height="true" fo:min-height="11.393cm"/>
    </style:style>
    <style:style style:name="pr4" style:family="presentation" style:parent-style-name="zenika-titre-outline1">
      <style:graphic-properties draw:fill-color="#ffffff" fo:min-height="14.185cm"/>
    </style:style>
    <style:style style:name="pr5" style:family="presentation" style:parent-style-name="zenika-titre-outline1">
      <style:graphic-properties draw:fill-color="#ffffff" draw:auto-grow-height="true" fo:min-height="14.03cm"/>
    </style:style>
    <style:style style:name="P1" style:family="paragraph">
      <style:paragraph-properties fo:margin-left="0cm" fo:margin-right="0cm" fo:text-indent="0cm"/>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32pt" fo:font-weight="bold" style:font-size-asian="32pt" style:font-size-complex="32pt"/>
    </style:style>
    <style:style style:name="P4" style:family="paragraph">
      <style:paragraph-properties fo:margin-left="0cm" fo:margin-right="0cm" fo:text-indent="0cm"/>
      <style:text-properties fo:font-size="12pt"/>
    </style:style>
    <style:style style:name="P5" style:family="paragraph">
      <style:paragraph-properties fo:margin-left="0.59cm" fo:margin-right="0cm" fo:text-indent="-0.59cm"/>
    </style:style>
    <style:style style:name="P6" style:family="paragraph">
      <style:paragraph-properties fo:margin-left="0cm" fo:margin-right="0cm" fo:text-align="center" fo:text-indent="0cm"/>
      <style:text-properties style:font-name="Arial" fo:font-size="12pt" fo:font-weight="bold" style:font-size-asian="12pt" style:font-size-complex="12pt"/>
    </style:style>
    <style:style style:name="P7" style:family="paragraph">
      <style:text-properties style:font-name="Arial" fo:font-size="11pt" fo:font-weight="bold" style:font-size-asian="11pt" style:font-weight-asian="bold" style:font-size-complex="11pt" style:font-weight-complex="bold"/>
    </style:style>
    <style:style style:name="P8" style:family="paragraph">
      <style:text-properties fo:font-size="15pt" style:font-size-asian="15pt" style:font-size-complex="15pt"/>
    </style:style>
    <style:style style:name="P9" style:family="paragraph">
      <style:paragraph-properties fo:text-align="start"/>
    </style:style>
    <style:style style:name="P10" style:family="paragraph">
      <style:paragraph-properties fo:text-align="start"/>
      <style:text-properties fo:font-size="15pt" style:font-size-asian="15pt" style:font-size-complex="15pt"/>
    </style:style>
    <style:style style:name="P11" style:family="paragraph">
      <style:paragraph-properties fo:margin-left="0cm" fo:margin-right="0cm" fo:text-align="center" fo:text-indent="0cm"/>
      <style:text-properties style:font-name="Arial" fo:font-size="12pt" fo:font-weight="normal" style:font-size-asian="12pt" style:font-size-complex="12pt"/>
    </style:style>
    <style:style style:name="P12" style:family="paragraph">
      <style:paragraph-properties fo:margin-left="0cm" fo:margin-right="0cm" fo:line-height="90%" fo:text-align="center" fo:text-indent="0cm" style:punctuation-wrap="hanging">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13" style:family="paragraph">
      <style:paragraph-properties fo:line-height="90%" fo:text-align="center" style:punctuation-wrap="hanging">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14" style:family="paragraph">
      <style:text-properties fo:color="#009900" style:font-name="Arial" fo:font-size="11pt" fo:font-weight="bold" style:font-size-asian="11pt" style:font-weight-asian="bold" style:font-size-complex="11pt" style:font-weight-complex="bold"/>
    </style:style>
    <style:style style:name="P15" style:family="paragraph">
      <style:paragraph-properties fo:margin-left="0cm" fo:margin-right="0cm" fo:text-indent="0cm"/>
      <style:text-properties style:font-name="Arial" fo:font-size="11pt" fo:font-weight="bold" style:font-size-asian="11pt" style:font-weight-asian="bold" style:font-size-complex="11pt" style:font-weight-complex="bold"/>
    </style:style>
    <style:style style:name="P16" style:family="paragraph">
      <style:paragraph-properties fo:margin-left="0cm" fo:margin-right="0cm" fo:text-indent="0cm"/>
      <style:text-properties style:use-window-font-color="true" style:font-name="Arial" fo:font-size="11pt" fo:font-weight="bold" style:font-size-asian="11pt" style:font-weight-asian="bold" style:font-size-complex="11pt" style:font-weight-complex="bold"/>
    </style:style>
    <style:style style:name="T1" style:family="text">
      <style:text-properties fo:font-size="32pt" fo:font-weight="bold" style:font-size-asian="32pt" style:font-size-complex="32pt"/>
    </style:style>
    <style:style style:name="T2" style:family="text">
      <style:text-properties style:font-name="Arial" fo:font-size="12pt" fo:font-weight="bold" style:font-size-asian="12pt" style:font-size-complex="12pt"/>
    </style:style>
    <style:style style:name="T3" style:family="text">
      <style:text-properties style:font-name="Arial" fo:font-size="11pt" fo:font-weight="bold" style:font-size-asian="11pt" style:font-weight-asian="bold" style:font-size-complex="11pt" style:font-weight-complex="bold"/>
    </style:style>
    <style:style style:name="T4" style:family="text">
      <style:text-properties fo:font-size="15pt" style:font-size-asian="15pt" style:font-size-complex="15pt"/>
    </style:style>
    <style:style style:name="T5" style:family="text">
      <style:text-properties style:font-name="Arial" fo:font-size="12pt" fo:font-weight="normal" style:font-size-asian="12pt" style:font-size-complex="12pt"/>
    </style:style>
    <style:style style:name="T6" style:family="text">
      <style:text-properties fo:color="#000000" style:font-name="Arial" fo:font-size="12pt" fo:font-weight="bold" style:font-name-asian="Lucida Sans Unicode" style:font-size-asian="12pt" style:font-name-complex="Lucida Sans Unicode" style:font-size-complex="12pt"/>
    </style:style>
    <style:style style:name="T7" style:family="text">
      <style:text-properties fo:color="#009900" style:font-name="Arial" fo:font-size="11pt" fo:font-weight="bold" style:font-size-asian="11pt" style:font-weight-asian="bold" style:font-size-complex="11pt" style:font-weight-complex="bold"/>
    </style:style>
    <style:style style:name="T8" style:family="text">
      <style:text-properties style:use-window-font-color="true" style:font-name="Arial" fo:font-size="11pt" fo:font-weight="bold" style:font-size-asian="11pt" style:font-weight-asian="bold" style:font-size-complex="11pt" style:font-weight-complex="bold"/>
    </style:style>
    <text:list-style style:name="L1">
      <text:list-level-style-bullet text:level="1" text:bullet-char="•">
        <style:list-level-properties/>
        <style:text-properties style:font-name="Arial" fo:color="#006699" fo:font-size="105%"/>
      </text:list-level-style-bullet>
      <text:list-level-style-bullet text:level="2" text:bullet-char="•">
        <style:list-level-properties text:space-before="1.27cm"/>
        <style:text-properties style:font-name="Arial" fo:color="#006699" fo:font-size="105%"/>
      </text:list-level-style-bullet>
      <text:list-level-style-bullet text:level="3" text:bullet-char="•">
        <style:list-level-properties text:space-before="2.54cm"/>
        <style:text-properties style:font-name="Arial" fo:color="#006699" fo:font-size="105%"/>
      </text:list-level-style-bullet>
      <text:list-level-style-bullet text:level="4" text:bullet-char="•">
        <style:list-level-properties text:space-before="3.175cm"/>
        <style:text-properties style:font-name="Arial" fo:color="#006699" fo:font-size="105%"/>
      </text:list-level-style-bullet>
      <text:list-level-style-bullet text:level="5" text:bullet-char="•">
        <style:list-level-properties text:space-before="4.4cm"/>
        <style:text-properties style:font-name="Arial" fo:color="#006699" fo:font-size="105%"/>
      </text:list-level-style-bullet>
      <text:list-level-style-bullet text:level="6" text:bullet-char="•">
        <style:list-level-properties text:space-before="4.4cm"/>
        <style:text-properties style:font-name="Arial" fo:color="#006699" fo:font-size="105%"/>
      </text:list-level-style-bullet>
      <text:list-level-style-bullet text:level="7" text:bullet-char="•">
        <style:list-level-properties text:space-before="4.4cm"/>
        <style:text-properties style:font-name="Arial" fo:color="#006699" fo:font-size="105%"/>
      </text:list-level-style-bullet>
      <text:list-level-style-bullet text:level="8" text:bullet-char="•">
        <style:list-level-properties text:space-before="4.4cm"/>
        <style:text-properties style:font-name="Arial" fo:color="#006699" fo:font-size="105%"/>
      </text:list-level-style-bullet>
      <text:list-level-style-bullet text:level="9" text:bullet-char="•">
        <style:list-level-properties text:space-before="4.4cm"/>
        <style:text-properties style:font-name="Arial" fo:color="#006699" fo:font-size="10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style:font-name="Aria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59cm"/>
        <style:text-properties style:font-name="Arial" fo:color="#942824" fo:font-size="105%"/>
      </text:list-level-style-bullet>
      <text:list-level-style-bullet text:level="2" text:bullet-char="•">
        <style:list-level-properties text:space-before="1.27cm" text:min-label-width="0.635cm"/>
        <style:text-properties style:font-name="Arial" fo:color="#942824" fo:font-size="105%"/>
      </text:list-level-style-bullet>
      <text:list-level-style-bullet text:level="3" text:bullet-char="•">
        <style:list-level-properties text:space-before="2.54cm"/>
        <style:text-properties style:font-name="Arial" fo:color="#942824" fo:font-size="105%"/>
      </text:list-level-style-bullet>
      <text:list-level-style-bullet text:level="4" text:bullet-char="•">
        <style:list-level-properties text:space-before="3.175cm" text:min-label-width="0.635cm"/>
        <style:text-properties style:font-name="Arial" fo:color="#942824" fo:font-size="105%"/>
      </text:list-level-style-bullet>
      <text:list-level-style-bullet text:level="5" text:bullet-char="•">
        <style:list-level-properties text:space-before="4.436cm" text:min-label-width="0.644cm"/>
        <style:text-properties style:font-name="Arial" fo:color="#942824" fo:font-size="105%"/>
      </text:list-level-style-bullet>
      <text:list-level-style-bullet text:level="6" text:bullet-char="•">
        <style:list-level-properties text:space-before="4.436cm" text:min-label-width="0.644cm"/>
        <style:text-properties style:font-name="Arial" fo:color="#942824" fo:font-size="105%"/>
      </text:list-level-style-bullet>
      <text:list-level-style-bullet text:level="7" text:bullet-char="•">
        <style:list-level-properties text:space-before="4.436cm" text:min-label-width="0.644cm"/>
        <style:text-properties style:font-name="Arial" fo:color="#942824" fo:font-size="105%"/>
      </text:list-level-style-bullet>
      <text:list-level-style-bullet text:level="8" text:bullet-char="•">
        <style:list-level-properties text:space-before="4.436cm" text:min-label-width="0.644cm"/>
        <style:text-properties style:font-name="Arial" fo:color="#942824" fo:font-size="10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5">
      <text:list-level-style-bullet text:level="1" text:bullet-char="▪">
        <style:list-level-properties/>
        <style:text-properties fo:font-family="Tahoma" style:font-style-name="Normal" style:font-family-generic="swiss" style:font-pitch="variable" fo:color="#942824" fo:font-size="150%"/>
      </text:list-level-style-bullet>
      <text:list-level-style-bullet text:level="2" text:bullet-char="▪">
        <style:list-level-properties/>
        <style:text-properties fo:font-family="Tahoma" style:font-style-name="Normal" style:font-family-generic="swiss" style:font-pitch="variable" fo:color="#942824" fo:font-size="150%"/>
      </text:list-level-style-bullet>
      <text:list-level-style-bullet text:level="3" text:bullet-char="▪">
        <style:list-level-properties text:space-before="2.54cm" text:min-label-width="0.635cm"/>
        <style:text-properties fo:font-family="Tahoma" style:font-style-name="Normal" style:font-family-generic="swiss" style:font-pitch="variable" fo:color="#942824" fo:font-size="150%"/>
      </text:list-level-style-bullet>
      <text:list-level-style-bullet text:level="4" text:bullet-char="▪">
        <style:list-level-properties text:space-before="3.81cm" text:min-label-width="0.635cm"/>
        <style:text-properties fo:font-family="Tahoma" style:font-style-name="Normal" style:font-family-generic="swiss" style:font-pitch="variable" fo:color="#942824" fo:font-size="150%"/>
      </text:list-level-style-bullet>
      <text:list-level-style-bullet text:level="5" text:bullet-char="▪">
        <style:list-level-properties text:space-before="5.08cm" text:min-label-width="0.635cm"/>
        <style:text-properties fo:font-family="Tahoma" style:font-style-name="Normal" style:font-family-generic="swiss" style:font-pitch="variable" fo:color="#942824" fo:font-size="150%"/>
      </text:list-level-style-bullet>
      <text:list-level-style-bullet text:level="6" text:bullet-char="▪">
        <style:list-level-properties text:space-before="5.08cm" text:min-label-width="0.635cm"/>
        <style:text-properties fo:font-family="Tahoma" style:font-style-name="Normal" style:font-family-generic="swiss" style:font-pitch="variable" fo:color="#942824" fo:font-size="150%"/>
      </text:list-level-style-bullet>
      <text:list-level-style-bullet text:level="7" text:bullet-char="▪">
        <style:list-level-properties text:space-before="5.08cm" text:min-label-width="0.635cm"/>
        <style:text-properties fo:font-family="Tahoma" style:font-style-name="Normal" style:font-family-generic="swiss" style:font-pitch="variable" fo:color="#942824" fo:font-size="150%"/>
      </text:list-level-style-bullet>
      <text:list-level-style-bullet text:level="8" text:bullet-char="▪">
        <style:list-level-properties text:space-before="5.08cm" text:min-label-width="0.635cm"/>
        <style:text-properties fo:font-family="Tahoma" style:font-style-name="Normal" style:font-family-generic="swiss" style:font-pitch="variable" fo:color="#942824" fo:font-size="150%"/>
      </text:list-level-style-bullet>
      <text:list-level-style-bullet text:level="9" text:bullet-char="▪">
        <style:list-level-properties text:space-before="4.8cm" text:min-label-width="0.6cm"/>
        <style:text-properties fo:font-family="Tahoma" style:font-style-name="Normal" style:font-family-generic="swiss" style:font-pitch="variable" fo:color="#942824" fo:font-size="15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00 - Plan</presentation:footer-decl>
      <draw:page draw:name="page1" draw:style-name="dp1" draw:master-page-name="zenika-titre" presentation:presentation-page-layout-name="AL1T19" presentation:use-footer-name="ftr1">
        <office:forms form:automatic-focus="false" form:apply-design-mode="false"/>
        <draw:frame presentation:style-name="pr1" draw:text-style-name="P1" draw:layer="layout" svg:width="19.548cm" svg:height="2.771cm" svg:x="0.86cm" svg:y="0.264cm" presentation:class="title" presentation:placeholder="true">
          <draw:text-box/>
        </draw:frame>
        <draw:frame presentation:style-name="pr2" draw:text-style-name="P3" draw:layer="layout" svg:width="23.438cm" svg:height="14.03cm" svg:x="0.86cm" svg:y="4.233cm">
          <draw:text-box>
            <text:p text:style-name="P2"><text:span text:style-name="T1">Le cycle de construction </text:span></text:p>
            <text:p text:style-name="P2"><text:span text:style-name="T1"/></text:p>
            <text:p text:style-name="P2"><text:span text:style-name="T1">d'un projet</text:span></text:p>
          </draw:text-box>
        </draw:frame>
        <presentation:notes draw:style-name="dp2">
          <draw:page-thumbnail draw:style-name="gr1" draw:layer="layout" svg:width="12.572cm" svg:height="9.489cm" svg:x="3.219cm" svg:y="1.908cm" draw:page-number="1" presentation:class="page"/>
          <draw:frame presentation:style-name="pr3" draw:text-style-name="P4" draw:layer="layout" svg:width="13.93cm" svg:height="11.393cm" svg:x="2.54cm" svg:y="12.065cm" presentation:class="notes" presentation:placeholder="true">
            <draw:text-box/>
          </draw:frame>
        </presentation:notes>
      </draw:page>
      <draw:page draw:name="page2" draw:style-name="dp1" draw:master-page-name="zenika-titre" presentation:presentation-page-layout-name="AL2T1" presentation:use-footer-name="ftr1">
        <office:forms form:automatic-focus="false" form:apply-design-mode="false"/>
        <draw:frame presentation:style-name="pr1" draw:text-style-name="P1" draw:layer="layout" svg:width="19.548cm" svg:height="2.771cm" svg:x="0.86cm" svg:y="0.264cm" presentation:class="title">
          <draw:text-box>
            <text:p text:style-name="P1">Cycle de <text:s/>vie (1/2)</text:p>
          </draw:text-box>
        </draw:frame>
        <draw:frame presentation:style-name="pr4" draw:text-style-name="P5" draw:layer="layout" svg:width="23.438cm" svg:height="14.185cm" svg:x="0.86cm" svg:y="4.233cm" presentation:class="outline" presentation:user-transformed="true">
          <draw:text-box>
            <text:list text:style-name="L3">
              <text:list-item>
                <text:p text:style-name="P1">Dans Ant, le cycle de construction est réalisé par un ensemble de tâches cibles (« target ») non normalisées</text:p>
                <text:list>
                  <text:list-item>
                    <text:p text:style-name="P1">Difficulté d'apprentissage pour un nouvel utilisateur</text:p>
                  </text:list-item>
                  <text:list-item>
                    <text:p text:style-name="P1">Difficile à maintenir et à enrichir<text:line-break/></text:p>
                  </text:list-item>
                </text:list>
              </text:list-item>
              <text:list-item>
                <text:p text:style-name="P1">A contrario, Maven fournit des cycles de vie s'appuyant sur une ossature claire</text:p>
                <text:list>
                  <text:list-item>
                    <text:p text:style-name="P1">Modifiable pour s'appuyer sur un projet spécifique<text:line-break/></text:p>
                  </text:list-item>
                </text:list>
              </text:list-item>
              <text:list-item>
                <text:p text:style-name="P1">En Maven, la connaissance d'un sous-ensemble de commandes Maven (ou « goals ») est suffisant<text:line-break/></text:p>
              </text:list-item>
              <text:list-item>
                <text:p text:style-name="P1">Au lieu d'invoquer des cibles ou des tâches Ant, le développeur Maven va invoquer des phases du cycle de construction<text:line-break/></text:p>
              </text:list-item>
            </text:list>
          </draw:text-box>
        </draw:frame>
        <presentation:notes draw:style-name="dp2">
          <draw:page-thumbnail draw:style-name="gr1" draw:layer="layout" svg:width="12.572cm" svg:height="9.489cm" svg:x="3.219cm" svg:y="1.908cm" draw:page-number="2" presentation:class="page"/>
          <draw:frame presentation:style-name="pr3" draw:text-style-name="P1" draw:layer="layout" svg:width="13.93cm" svg:height="11.393cm" svg:x="2.54cm" svg:y="12.065cm" presentation:class="notes" presentation:placeholder="true">
            <draw:text-box/>
          </draw:frame>
        </presentation:notes>
      </draw:page>
      <draw:page draw:name="page3" draw:style-name="dp1" draw:master-page-name="zenika-titre" presentation:presentation-page-layout-name="AL2T1" presentation:use-footer-name="ftr1">
        <office:forms form:automatic-focus="false" form:apply-design-mode="false"/>
        <draw:frame presentation:style-name="pr1" draw:text-style-name="P1" draw:layer="layout" svg:width="19.548cm" svg:height="2.771cm" svg:x="0.86cm" svg:y="0.264cm" presentation:class="title">
          <draw:text-box>
            <text:p text:style-name="P1">Cycle de vie (2/2)</text:p>
          </draw:text-box>
        </draw:frame>
        <draw:frame presentation:style-name="pr5" draw:text-style-name="P5" draw:layer="layout" svg:width="23.438cm" svg:height="14.03cm" svg:x="0.86cm" svg:y="4.233cm" presentation:class="outline" presentation:user-transformed="true">
          <draw:text-box>
            <text:list text:style-name="L3">
              <text:list-item>
                <text:p text:style-name="P1">Chaque cycle de vie est une séquence de phases nommées<text:line-break/></text:p>
              </text:list-item>
              <text:list-item>
                <text:p text:style-name="P1">Chaque phase va s'appuyer sur un ensemble de goals<text:line-break/></text:p>
              </text:list-item>
              <text:list-item>
                <text:p text:style-name="P1">Il existe trois types de cycle de vie</text:p>
                <text:list>
                  <text:list-item>
                    <text:p text:style-name="P1">« clean »</text:p>
                  </text:list-item>
                  <text:list-item>
                    <text:p text:style-name="P1">« build » (« default »)</text:p>
                  </text:list-item>
                  <text:list-item>
                    <text:p text:style-name="P1">« site »<text:line-break/></text:p>
                  </text:list-item>
                </text:list>
              </text:list-item>
            </text:list>
          </draw:text-box>
        </draw:frame>
        <presentation:notes draw:style-name="dp2">
          <draw:page-thumbnail draw:style-name="gr1" draw:layer="layout" svg:width="12.572cm" svg:height="9.489cm" svg:x="3.219cm" svg:y="1.908cm" draw:page-number="3" presentation:class="page"/>
          <draw:frame presentation:style-name="pr3" draw:text-style-name="P1" draw:layer="layout" svg:width="13.93cm" svg:height="11.393cm" svg:x="2.54cm" svg:y="12.065cm" presentation:class="notes" presentation:placeholder="true">
            <draw:text-box/>
          </draw:frame>
        </presentation:notes>
      </draw:page>
      <draw:page draw:name="page4" draw:style-name="dp1" draw:master-page-name="zenika-titre" presentation:presentation-page-layout-name="AL2T1" presentation:use-footer-name="ftr1">
        <office:forms form:automatic-focus="false" form:apply-design-mode="false"/>
        <draw:frame presentation:style-name="pr1" draw:text-style-name="P1" draw:layer="layout" svg:width="19.548cm" svg:height="2.771cm" svg:x="0.86cm" svg:y="0.264cm" presentation:class="title">
          <draw:text-box>
            <text:p text:style-name="P1">Cycle de vie « clean »</text:p>
          </draw:text-box>
        </draw:frame>
        <dr3d:scene draw:style-name="gr2" svg:width="19.502cm" svg:height="14.002cm" svg:x="3.499cm" svg:y="3.497cm" dr3d:transform="matrix (1 0 0 0 0.939692620785931 0.342020143325607 0 -0.342020143325607 0.939692620785931 -13.8795cm 10.2009069006111cm 1.7244103064712cm)" dr3d:vrp="(0 0 50882.7142857143)" dr3d:projection="perspective" dr3d:distance="3.737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 draw:layer="layout" svg:viewBox="4598 -16849 18563 13347" svg:d="M17050-11092l-5 193-16 193-26 192-37 190-47 188-57 187-67 183-77 180-87 176-96 172-105 167-115 162-123 157-131 151-139 145-148 138-154 131-161 124-168 116-174 108-180 101-185 92-190 83-194 74-198 66-201 56-204 47-206 37-208 28-209 19-210 8-210-1-210-10-209-21-208-30-206-39-203-49-201-58-197-67-193-76-189-85-184-94-178-102-173-110-167-118-160-125-153-133-145-139-138-146-130-152-121-158-113-163-103-169-95-173-84-176-75-181-66-184-55-186-44-189-35-191-24-192-14-193-3-193 8-194 18-192 28-192 39-190 49-188 59-185 69-183 79-179 89-175 98-172 107-166 116-161 125-156 133-149 141-144 149-136 156-130-2640-2826-153 124-150 128-146 131-142 134-139 137-135 141-131 143-128 146-123 150-119 152-116 154-111 157-107 160-102 162-98 165-94 166-89 169-85 170-80 173-75 174-71 176-66 177-61 179-56 180-52 182-46 182-42 184-37 185-31 185-27 186-22 186-17 187-12 187-6 188-2 187 3 188 9 187 13 187 19 187 23 186 29 186 33 185 38 184 44 183 48 183 53 181 58 179 63 179 67 177 72 175 77 174 82 172 86 170 91 167 95 166 99 164 104 161 109 159 112 156 117 154 121 151 124 149 129 145 133 142 136 140 140 136 144 133 147 130 150 126 154 123 158 119 160 116 163 112 167 108 169 105 172 100 175 97 177 93 180 88 182 85 184 80 186 76 188 72 190 68 192 63 194 59 195 54 196 50 198 46 199 40 200 37 201 32 201 27 203 23 202 18 204 13 203 9 204 5 204-1 204-5 203-9 203-15 203-19 202-23 202-28 201-33 199-37 199-42 197-46 197-51 194-55 194-59 191-64 190-69 188-72 186-77 184-81 181-85 180-89 176-94 175-97 171-101 169-105 166-109 163-113 160-116 156-120 154-124 150-127 147-130 143-133 139-137 136-140 132-143 128-146 124-149 120-151 116-154 112-157 107-159 103-162 99-164 95-166 90-169 85-170 81-172 76-174 71-176 67-177 62-178 57-180 53-182 47-182 42-183 38-185 33-185 27-186 23-186 17-187 13-187 7-187 3-188h2063l-4087-3760-4087 3760z"/>
        </dr3d:scene>
        <dr3d:scene draw:style-name="gr2" svg:width="19.5cm" svg:height="14cm" svg:x="3.5cm" svg:y="3.5cm" dr3d:transform="matrix (1 0 0 0 0.939692620785931 0.342020143325607 0 -0.342020143325607 0.939692620785931 -13.8795cm 10.2009069006111cm 1.7244103064712cm)" dr3d:vrp="(0 0 50882.7142857143)" dr3d:projection="perspective" dr3d:distance="3.737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 draw:layer="layout" svg:viewBox="4598 -16849 18563 13347" svg:d="M17050-11092l-5 193-16 193-26 192-37 190-47 188-57 187-67 183-77 180-87 176-96 172-105 167-115 162-123 157-131 151-139 145-148 138-154 131-161 124-168 116-174 108-180 101-185 92-190 83-194 74-198 66-201 56-204 47-206 37-208 28-209 19-210 8-210-1-210-10-209-21-208-30-206-39-203-49-201-58-197-67-193-76-189-85-184-94-178-102-173-110-167-118-160-125-153-133-145-139-138-146-130-152-121-158-113-163-103-169-95-173-84-176-75-181-66-184-55-186-44-189-35-191-24-192-14-193-3-193 8-194 18-192 28-192 39-190 49-188 59-185 69-183 79-179 89-175 98-172 107-166 116-161 125-156 133-149 141-144 149-136 156-130-2640-2826-153 124-150 128-146 131-142 134-139 137-135 141-131 143-128 146-123 150-119 152-116 154-111 157-107 160-102 162-98 165-94 166-89 169-85 170-80 173-75 174-71 176-66 177-61 179-56 180-52 182-46 182-42 184-37 185-31 185-27 186-22 186-17 187-12 187-6 188-2 187 3 188 9 187 13 187 19 187 23 186 29 186 33 185 38 184 44 183 48 183 53 181 58 179 63 179 67 177 72 175 77 174 82 172 86 170 91 167 95 166 99 164 104 161 109 159 112 156 117 154 121 151 124 149 129 145 133 142 136 140 140 136 144 133 147 130 150 126 154 123 158 119 160 116 163 112 167 108 169 105 172 100 175 97 177 93 180 88 182 85 184 80 186 76 188 72 190 68 192 63 194 59 195 54 196 50 198 46 199 40 200 37 201 32 201 27 203 23 202 18 204 13 203 9 204 5 204-1 204-5 203-9 203-15 203-19 202-23 202-28 201-33 199-37 199-42 197-46 197-51 194-55 194-59 191-64 190-69 188-72 186-77 184-81 181-85 180-89 176-94 175-97 171-101 169-105 166-109 163-113 160-116 156-120 154-124 150-127 147-130 143-133 139-137 136-140 132-143 128-146 124-149 120-151 116-154 112-157 107-159 103-162 99-164 95-166 90-169 85-170 81-172 76-174 71-176 67-177 62-178 57-180 53-182 47-182 42-183 38-185 33-185 27-186 23-186 17-187 13-187 7-187 3-188h2063l-4087-3760-4087 3760z"/>
        </dr3d:scene>
        <draw:custom-shape draw:style-name="gr4" draw:text-style-name="P6" draw:layer="layout" svg:width="4cm" svg:height="1.04cm" svg:x="4.5cm" svg:y="11cm">
          <text:p text:style-name="P2"><text:span text:style-name="T2">1. pre-clean</text:span></text:p>
          <draw:enhanced-geometry svg:viewBox="0 0 21600 21600" draw:mirror-horizontal="false" draw:mirror-vertical="false" draw:type="rectangle" draw:enhanced-path="M 0 0 L 21600 0 21600 21600 0 21600 0 0 Z N"/>
        </draw:custom-shape>
        <draw:custom-shape draw:style-name="gr4" draw:text-style-name="P6" draw:layer="layout" svg:width="4cm" svg:height="1.04cm" svg:x="9.907cm" svg:y="5.301cm">
          <text:p text:style-name="P2"><text:span text:style-name="T2">2.clean</text:span></text:p>
          <draw:enhanced-geometry svg:viewBox="0 0 21600 21600" draw:mirror-horizontal="false" draw:mirror-vertical="false" draw:type="rectangle" draw:enhanced-path="M 0 0 L 21600 0 21600 21600 0 21600 0 0 Z N"/>
        </draw:custom-shape>
        <draw:custom-shape draw:style-name="gr4" draw:text-style-name="P6" draw:layer="layout" svg:width="4cm" svg:height="1.04cm" svg:x="17cm" svg:y="10.96cm">
          <text:p text:style-name="P2"><text:span text:style-name="T2">3. post-clean</text:span></text:p>
          <draw:enhanced-geometry svg:viewBox="0 0 21600 21600" draw:mirror-horizontal="false" draw:mirror-vertical="false" draw:type="rectangle" draw:enhanced-path="M 0 0 L 21600 0 21600 21600 0 21600 0 0 Z N"/>
        </draw:custom-shape>
        <draw:rect draw:style-name="gr5" draw:text-style-name="P7" draw:layer="layout" svg:width="3cm" svg:height="1cm" svg:x="13cm" svg:y="6cm">
          <text:p text:style-name="P1"><text:span text:style-name="T3">clean:clean</text:span></text:p>
        </draw:rect>
        <draw:frame draw:style-name="gr6" draw:text-style-name="P8" draw:layer="layout" svg:width="3cm" svg:height="0.852cm" svg:x="4.397cm" svg:y="3.1cm">
          <draw:text-box>
            <text:p><text:span text:style-name="T4">Cycle</text:span></text:p>
          </draw:text-box>
        </draw:frame>
        <draw:frame draw:style-name="gr6" draw:text-style-name="P8" draw:layer="layout" svg:width="3cm" svg:height="0.852cm" svg:x="3.806cm" svg:y="4.93cm">
          <draw:text-box>
            <text:p><text:span text:style-name="T4">Phase</text:span></text:p>
          </draw:text-box>
        </draw:frame>
        <draw:frame draw:style-name="gr6" draw:text-style-name="P8" draw:layer="layout" svg:width="3cm" svg:height="0.852cm" svg:x="17.5cm" svg:y="3.665cm">
          <draw:text-box>
            <text:p><text:span text:style-name="T4">Plugin</text:span></text:p>
          </draw:text-box>
        </draw:frame>
        <draw:frame draw:style-name="gr7" draw:text-style-name="P10" draw:layer="layout" svg:width="4.003cm" svg:height="2.028cm" svg:x="20.997cm" svg:y="8cm">
          <draw:text-box>
            <text:p text:style-name="P9"><text:span text:style-name="T4">Action du plugin (ou goal)</text:span></text:p>
          </draw:text-box>
        </draw:frame>
        <draw:line draw:style-name="gr8" draw:layer="layout" svg:x1="17.5cm" svg:y1="4.5cm" svg:x2="14cm" svg:y2="6.5cm">
          <text:p/>
        </draw:line>
        <draw:line draw:style-name="gr8" draw:layer="layout" svg:x1="21cm" svg:y1="8.5cm" svg:x2="15cm" svg:y2="6.7cm">
          <text:p/>
        </draw:line>
        <draw:line draw:style-name="gr8" draw:layer="layout" svg:x1="5.5cm" svg:y1="5.5cm" svg:x2="10cm" svg:y2="6cm">
          <text:p/>
        </draw:line>
        <draw:line draw:style-name="gr8" draw:layer="layout" svg:x1="6cm" svg:y1="4cm" svg:x2="8cm" svg:y2="5cm">
          <text:p/>
        </draw:line>
        <presentation:notes draw:style-name="dp2">
          <draw:page-thumbnail draw:style-name="gr1" draw:layer="layout" svg:width="12.572cm" svg:height="9.489cm" svg:x="3.219cm" svg:y="1.908cm" draw:page-number="4" presentation:class="page"/>
          <draw:frame presentation:style-name="pr3" draw:text-style-name="P1" draw:layer="layout" svg:width="13.93cm" svg:height="11.393cm" svg:x="2.54cm" svg:y="12.065cm" presentation:class="notes" presentation:placeholder="true">
            <draw:text-box/>
          </draw:frame>
        </presentation:notes>
      </draw:page>
      <draw:page draw:name="page5" draw:style-name="dp1" draw:master-page-name="zenika-titre" presentation:presentation-page-layout-name="AL2T1" presentation:use-footer-name="ftr1">
        <office:forms form:automatic-focus="false" form:apply-design-mode="false"/>
        <draw:frame presentation:style-name="pr1" draw:text-style-name="P1" draw:layer="layout" svg:width="19.548cm" svg:height="2.771cm" svg:x="0.86cm" svg:y="0.264cm" presentation:class="title">
          <draw:text-box>
            <text:p text:style-name="P1">Utilisation</text:p>
          </draw:text-box>
        </draw:frame>
        <draw:frame presentation:style-name="pr5" draw:text-style-name="P5" draw:layer="layout" svg:width="23.438cm" svg:height="14.03cm" svg:x="0.86cm" svg:y="4.233cm" presentation:class="outline" presentation:user-transformed="true">
          <draw:text-box>
            <text:list text:style-name="L3">
              <text:list-item>
                <text:p text:style-name="P1">L'exécution <text:s/>de la phase « clean » est rattachée au cycle de vie « clean » et provoque l'exécution de la phase « pre-clean »<text:line-break/></text:p>
              </text:list-item>
              <text:list-item>
                <text:p text:style-name="P1">L'exécution <text:s/>de la phase « post-clean » est rattachée au cycle de vie « clean » et provoque l'exécution de la phase « pre-clean », « clean » puis « post-clean »<text:line-break/></text:p>
              </text:list-item>
              <text:list-item>
                <text:p text:style-name="P1">La phase « clean » est réalisée par le goal « clean » <text:s/>du plugin « maven-clean-plugin »</text:p>
              </text:list-item>
            </text:list>
          </draw:text-box>
        </draw:frame>
        <presentation:notes draw:style-name="dp2">
          <draw:page-thumbnail draw:style-name="gr1" draw:layer="layout" svg:width="12.572cm" svg:height="9.489cm" svg:x="3.219cm" svg:y="1.908cm" draw:page-number="5" presentation:class="page"/>
          <draw:frame presentation:style-name="pr3" draw:text-style-name="P1" draw:layer="layout" svg:width="13.93cm" svg:height="11.393cm" svg:x="2.54cm" svg:y="12.065cm" presentation:class="notes" presentation:placeholder="true">
            <draw:text-box/>
          </draw:frame>
        </presentation:notes>
      </draw:page>
      <draw:page draw:name="page6" draw:style-name="dp1" draw:master-page-name="zenika-titre" presentation:presentation-page-layout-name="AL2T1" presentation:use-footer-name="ftr1">
        <office:forms form:automatic-focus="false" form:apply-design-mode="false"/>
        <draw:frame presentation:style-name="pr1" draw:text-style-name="P1" draw:layer="layout" svg:width="19.548cm" svg:height="2.771cm" svg:x="0.86cm" svg:y="0.264cm" presentation:class="title">
          <draw:text-box>
            <text:p text:style-name="P1">Cycle de vie « default »</text:p>
          </draw:text-box>
        </draw:frame>
        <dr3d:scene draw:style-name="gr2" svg:width="19.5cm" svg:height="14cm" svg:x="3.5cm" svg:y="3.5cm" dr3d:transform="matrix (1 0 0 0 0.939692620785931 0.342020143325607 0 -0.342020143325607 0.939692620785931 -13.8795cm 10.2009069006111cm 1.7244103064712cm)" dr3d:vrp="(0 0 50882.7142857143)" dr3d:projection="perspective" dr3d:distance="3.737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 draw:layer="layout" svg:viewBox="4598 -16849 18563 13347" svg:d="M17050-11092l-5 193-16 193-26 192-37 190-47 188-57 187-67 183-77 180-87 176-96 172-105 167-115 162-123 157-131 151-139 145-148 138-154 131-161 124-168 116-174 108-180 101-185 92-190 83-194 74-198 66-201 56-204 47-206 37-208 28-209 19-210 8-210-1-210-10-209-21-208-30-206-39-203-49-201-58-197-67-193-76-189-85-184-94-178-102-173-110-167-118-160-125-153-133-145-139-138-146-130-152-121-158-113-163-103-169-95-173-84-176-75-181-66-184-55-186-44-189-35-191-24-192-14-193-3-193 8-194 18-192 28-192 39-190 49-188 59-185 69-183 79-179 89-175 98-172 107-166 116-161 125-156 133-149 141-144 149-136 156-130-2640-2826-153 124-150 128-146 131-142 134-139 137-135 141-131 143-128 146-123 150-119 152-116 154-111 157-107 160-102 162-98 165-94 166-89 169-85 170-80 173-75 174-71 176-66 177-61 179-56 180-52 182-46 182-42 184-37 185-31 185-27 186-22 186-17 187-12 187-6 188-2 187 3 188 9 187 13 187 19 187 23 186 29 186 33 185 38 184 44 183 48 183 53 181 58 179 63 179 67 177 72 175 77 174 82 172 86 170 91 167 95 166 99 164 104 161 109 159 112 156 117 154 121 151 124 149 129 145 133 142 136 140 140 136 144 133 147 130 150 126 154 123 158 119 160 116 163 112 167 108 169 105 172 100 175 97 177 93 180 88 182 85 184 80 186 76 188 72 190 68 192 63 194 59 195 54 196 50 198 46 199 40 200 37 201 32 201 27 203 23 202 18 204 13 203 9 204 5 204-1 204-5 203-9 203-15 203-19 202-23 202-28 201-33 199-37 199-42 197-46 197-51 194-55 194-59 191-64 190-69 188-72 186-77 184-81 181-85 180-89 176-94 175-97 171-101 169-105 166-109 163-113 160-116 156-120 154-124 150-127 147-130 143-133 139-137 136-140 132-143 128-146 124-149 120-151 116-154 112-157 107-159 103-162 99-164 95-166 90-169 85-170 81-172 76-174 71-176 67-177 62-178 57-180 53-182 47-182 42-183 38-185 33-185 27-186 23-186 17-187 13-187 7-187 3-188h2063l-4087-3760-4087 3760z"/>
        </dr3d:scene>
        <draw:custom-shape draw:style-name="gr9" draw:text-style-name="P11" draw:layer="layout" svg:width="4cm" svg:height="1.04cm" svg:x="3.5cm" svg:y="15.4cm">
          <text:p text:style-name="P2"><text:span text:style-name="T5">3. generate-sources</text:span></text:p>
          <draw:enhanced-geometry svg:viewBox="0 0 21600 21600" draw:mirror-horizontal="false" draw:mirror-vertical="false" draw:type="rectangle" draw:enhanced-path="M 0 0 L 21600 0 21600 21600 0 21600 0 0 Z N"/>
        </draw:custom-shape>
        <draw:custom-shape draw:style-name="gr4" draw:text-style-name="P6" draw:layer="layout" svg:width="4cm" svg:height="1.04cm" svg:x="3.6cm" svg:y="17.66cm">
          <text:p text:style-name="P2"><text:span text:style-name="T2">1. validate</text:span></text:p>
          <draw:enhanced-geometry svg:viewBox="0 0 21600 21600" draw:mirror-horizontal="false" draw:mirror-vertical="false" draw:type="rectangle" draw:enhanced-path="M 0 0 L 21600 0 21600 21600 0 21600 0 0 Z N"/>
        </draw:custom-shape>
        <draw:custom-shape draw:style-name="gr9" draw:text-style-name="P11" draw:layer="layout" svg:width="4cm" svg:height="1.04cm" svg:x="5.5cm" svg:y="14.26cm">
          <text:p text:style-name="P2"><text:span text:style-name="T5">4. process-sources</text:span></text:p>
          <draw:enhanced-geometry svg:viewBox="0 0 21600 21600" draw:mirror-horizontal="false" draw:mirror-vertical="false" draw:type="rectangle" draw:enhanced-path="M 0 0 L 21600 0 21600 21600 0 21600 0 0 Z N"/>
        </draw:custom-shape>
        <draw:custom-shape draw:style-name="gr9" draw:text-style-name="P11" draw:layer="layout" svg:width="5cm" svg:height="1.04cm" svg:x="3cm" svg:y="13cm">
          <text:p text:style-name="P2"><text:span text:style-name="T5">5. generate-resources</text:span></text:p>
          <draw:enhanced-geometry svg:viewBox="0 0 21600 21600" draw:mirror-horizontal="false" draw:mirror-vertical="false" draw:type="rectangle" draw:enhanced-path="M 0 0 L 21600 0 21600 21600 0 21600 0 0 Z N"/>
        </draw:custom-shape>
        <draw:custom-shape draw:style-name="gr4" draw:text-style-name="P6" draw:layer="layout" svg:width="5cm" svg:height="1.04cm" svg:x="5.5cm" svg:y="11.7cm">
          <text:p text:style-name="P12"><text:span text:style-name="T6">6. process-resources</text:span></text:p>
          <draw:enhanced-geometry svg:viewBox="0 0 21600 21600" draw:mirror-horizontal="false" draw:mirror-vertical="false" draw:type="rectangle" draw:enhanced-path="M 0 0 L 21600 0 21600 21600 0 21600 0 0 Z N"/>
        </draw:custom-shape>
        <draw:custom-shape draw:style-name="gr4" draw:text-style-name="P6" draw:layer="layout" svg:width="4cm" svg:height="1.04cm" svg:x="3cm" svg:y="10.4cm">
          <text:p text:style-name="P2"><text:span text:style-name="T2">7. compile</text:span></text:p>
          <draw:enhanced-geometry svg:viewBox="0 0 21600 21600" draw:mirror-horizontal="false" draw:mirror-vertical="false" draw:type="rectangle" draw:enhanced-path="M 0 0 L 21600 0 21600 21600 0 21600 0 0 Z N"/>
        </draw:custom-shape>
        <draw:custom-shape draw:style-name="gr9" draw:text-style-name="P11" draw:layer="layout" svg:width="4cm" svg:height="1.04cm" svg:x="5.3cm" svg:y="9.1cm">
          <text:p text:style-name="P2"><text:span text:style-name="T5">8. process-classes</text:span></text:p>
          <draw:enhanced-geometry svg:viewBox="0 0 21600 21600" draw:mirror-horizontal="false" draw:mirror-vertical="false" draw:type="rectangle" draw:enhanced-path="M 0 0 L 21600 0 21600 21600 0 21600 0 0 Z N"/>
        </draw:custom-shape>
        <draw:custom-shape draw:style-name="gr9" draw:text-style-name="P11" draw:layer="layout" svg:width="5.5cm" svg:height="1.04cm" svg:x="3cm" svg:y="7.8cm">
          <text:p text:style-name="P2"><text:span text:style-name="T5">9. generate-test-sources</text:span></text:p>
          <draw:enhanced-geometry svg:viewBox="0 0 21600 21600" draw:mirror-horizontal="false" draw:mirror-vertical="false" draw:type="rectangle" draw:enhanced-path="M 0 0 L 21600 0 21600 21600 0 21600 0 0 Z N"/>
        </draw:custom-shape>
        <draw:custom-shape draw:style-name="gr9" draw:text-style-name="P11" draw:layer="layout" svg:width="5.5cm" svg:height="1.04cm" svg:x="5.3cm" svg:y="6.46cm">
          <text:p text:style-name="P2"><text:span text:style-name="T5">10. process-test-sources</text:span></text:p>
          <draw:enhanced-geometry svg:viewBox="0 0 21600 21600" draw:mirror-horizontal="false" draw:mirror-vertical="false" draw:type="rectangle" draw:enhanced-path="M 0 0 L 21600 0 21600 21600 0 21600 0 0 Z N"/>
        </draw:custom-shape>
        <draw:custom-shape draw:style-name="gr9" draw:text-style-name="P11" draw:layer="layout" svg:width="6cm" svg:height="1.04cm" svg:x="4.4cm" svg:y="5.16cm">
          <text:p text:style-name="P2"><text:span text:style-name="T5">11. generate-test-resources</text:span></text:p>
          <draw:enhanced-geometry svg:viewBox="0 0 21600 21600" draw:mirror-horizontal="false" draw:mirror-vertical="false" draw:type="rectangle" draw:enhanced-path="M 0 0 L 21600 0 21600 21600 0 21600 0 0 Z N"/>
        </draw:custom-shape>
        <draw:custom-shape draw:style-name="gr4" draw:text-style-name="P6" draw:layer="layout" svg:width="6cm" svg:height="1.04cm" svg:x="7.2cm" svg:y="3.76cm">
          <text:p text:style-name="P12"><text:span text:style-name="T6">12. process-test-resources</text:span></text:p>
          <draw:enhanced-geometry svg:viewBox="0 0 21600 21600" draw:mirror-horizontal="false" draw:mirror-vertical="false" draw:type="rectangle" draw:enhanced-path="M 0 0 L 21600 0 21600 21600 0 21600 0 0 Z N"/>
        </draw:custom-shape>
        <draw:custom-shape draw:style-name="gr4" draw:text-style-name="P6" draw:layer="layout" svg:width="4cm" svg:height="1.04cm" svg:x="14.4cm" svg:y="3.26cm">
          <text:p text:style-name="P2"><text:span text:style-name="T2">13. test-compile</text:span></text:p>
          <draw:enhanced-geometry svg:viewBox="0 0 21600 21600" draw:mirror-horizontal="false" draw:mirror-vertical="false" draw:type="rectangle" draw:enhanced-path="M 0 0 L 21600 0 21600 21600 0 21600 0 0 Z N"/>
        </draw:custom-shape>
        <draw:custom-shape draw:style-name="gr4" draw:text-style-name="P6" draw:layer="layout" svg:width="4cm" svg:height="1cm" svg:x="18.2cm" svg:y="5.8cm">
          <text:p text:style-name="P2"><text:span text:style-name="T2">15. test</text:span></text:p>
          <draw:enhanced-geometry svg:viewBox="0 0 21600 21600" draw:mirror-horizontal="false" draw:mirror-vertical="false" draw:type="rectangle" draw:enhanced-path="M 0 0 L 21600 0 21600 21600 0 21600 0 0 Z N"/>
        </draw:custom-shape>
        <draw:custom-shape draw:style-name="gr9" draw:text-style-name="P11" draw:layer="layout" svg:width="4.6cm" svg:height="1.04cm" svg:x="16.1cm" svg:y="7.1cm">
          <text:p text:style-name="P2"><text:span text:style-name="T5">16. prepare-package</text:span></text:p>
          <draw:enhanced-geometry svg:viewBox="0 0 21600 21600" draw:mirror-horizontal="false" draw:mirror-vertical="false" draw:type="rectangle" draw:enhanced-path="M 0 0 L 21600 0 21600 21600 0 21600 0 0 Z N"/>
        </draw:custom-shape>
        <draw:custom-shape draw:style-name="gr4" draw:text-style-name="P6" draw:layer="layout" svg:width="4cm" svg:height="1.04cm" svg:x="18.492cm" svg:y="8.349cm">
          <text:p text:style-name="P2"><text:span text:style-name="T2">17. package</text:span></text:p>
          <draw:enhanced-geometry svg:viewBox="0 0 21600 21600" draw:mirror-horizontal="false" draw:mirror-vertical="false" draw:type="rectangle" draw:enhanced-path="M 0 0 L 21600 0 21600 21600 0 21600 0 0 Z N"/>
        </draw:custom-shape>
        <draw:custom-shape draw:style-name="gr9" draw:text-style-name="P11" draw:layer="layout" svg:width="5cm" svg:height="1.04cm" svg:x="16.9cm" svg:y="9.66cm">
          <text:p text:style-name="P2"><text:span text:style-name="T5">18. pre-integration-test</text:span></text:p>
          <draw:enhanced-geometry svg:viewBox="0 0 21600 21600" draw:mirror-horizontal="false" draw:mirror-vertical="false" draw:type="rectangle" draw:enhanced-path="M 0 0 L 21600 0 21600 21600 0 21600 0 0 Z N"/>
        </draw:custom-shape>
        <draw:custom-shape draw:style-name="gr9" draw:text-style-name="P11" draw:layer="layout" svg:width="4cm" svg:height="1.04cm" svg:x="19cm" svg:y="10.96cm">
          <text:p text:style-name="P2"><text:span text:style-name="T5">19. integration-test</text:span></text:p>
          <draw:enhanced-geometry svg:viewBox="0 0 21600 21600" draw:mirror-horizontal="false" draw:mirror-vertical="false" draw:type="rectangle" draw:enhanced-path="M 0 0 L 21600 0 21600 21600 0 21600 0 0 Z N"/>
        </draw:custom-shape>
        <draw:custom-shape draw:style-name="gr9" draw:text-style-name="P11" draw:layer="layout" svg:width="5.5cm" svg:height="1.04cm" svg:x="17cm" svg:y="12.26cm">
          <text:p text:style-name="P2"><text:span text:style-name="T5">20. post-integration-test</text:span></text:p>
          <draw:enhanced-geometry svg:viewBox="0 0 21600 21600" draw:mirror-horizontal="false" draw:mirror-vertical="false" draw:type="rectangle" draw:enhanced-path="M 0 0 L 21600 0 21600 21600 0 21600 0 0 Z N"/>
        </draw:custom-shape>
        <draw:custom-shape draw:style-name="gr9" draw:text-style-name="P11" draw:layer="layout" svg:width="4cm" svg:height="1.04cm" svg:x="16cm" svg:y="13.5cm">
          <text:p text:style-name="P2"><text:span text:style-name="T5">21. verify</text:span></text:p>
          <draw:enhanced-geometry svg:viewBox="0 0 21600 21600" draw:mirror-horizontal="false" draw:mirror-vertical="false" draw:type="rectangle" draw:enhanced-path="M 0 0 L 21600 0 21600 21600 0 21600 0 0 Z N"/>
        </draw:custom-shape>
        <draw:custom-shape draw:style-name="gr4" draw:text-style-name="P6" draw:layer="layout" svg:width="4cm" svg:height="1.04cm" svg:x="18cm" svg:y="14.96cm">
          <text:p text:style-name="P2"><text:span text:style-name="T2">22. install</text:span></text:p>
          <draw:enhanced-geometry svg:viewBox="0 0 21600 21600" draw:mirror-horizontal="false" draw:mirror-vertical="false" draw:type="rectangle" draw:enhanced-path="M 0 0 L 21600 0 21600 21600 0 21600 0 0 Z N"/>
        </draw:custom-shape>
        <draw:custom-shape draw:style-name="gr4" draw:text-style-name="P6" draw:layer="layout" svg:width="4cm" svg:height="1.04cm" svg:x="16.2cm" svg:y="16.16cm">
          <text:p text:style-name="P2"><text:span text:style-name="T2">23. deploy</text:span></text:p>
          <draw:enhanced-geometry svg:viewBox="0 0 21600 21600" draw:mirror-horizontal="false" draw:mirror-vertical="false" draw:type="rectangle" draw:enhanced-path="M 0 0 L 21600 0 21600 21600 0 21600 0 0 Z N"/>
        </draw:custom-shape>
        <draw:custom-shape draw:style-name="gr9" draw:text-style-name="P11" draw:layer="layout" svg:width="5.2cm" svg:height="1cm" svg:x="15.5cm" svg:y="4.5cm">
          <text:p text:style-name="P2"><text:span text:style-name="T5">14. process-test-clases</text:span></text:p>
          <draw:enhanced-geometry svg:viewBox="0 0 21600 21600" draw:mirror-horizontal="false" draw:mirror-vertical="false" draw:type="rectangle" draw:enhanced-path="M 0 0 L 21600 0 21600 21600 0 21600 0 0 Z N"/>
        </draw:custom-shape>
        <draw:custom-shape draw:style-name="gr9" draw:text-style-name="P11" draw:layer="layout" svg:width="4cm" svg:height="1.04cm" svg:x="4.6cm" svg:y="16.5cm">
          <text:p text:style-name="P2"><text:span text:style-name="T5">2. initialize</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2.572cm" svg:height="9.489cm" svg:x="3.219cm" svg:y="1.908cm" draw:page-number="6" presentation:class="page"/>
          <draw:frame presentation:style-name="pr3" draw:text-style-name="P4" draw:layer="layout" svg:width="13.93cm" svg:height="11.393cm" svg:x="2.54cm" svg:y="12.065cm" presentation:class="notes" presentation:placeholder="true">
            <draw:text-box/>
          </draw:frame>
        </presentation:notes>
      </draw:page>
      <draw:page draw:name="page7" draw:style-name="dp1" draw:master-page-name="zenika-titre" presentation:presentation-page-layout-name="AL2T1" presentation:use-footer-name="ftr1">
        <office:forms form:automatic-focus="false" form:apply-design-mode="false"/>
        <draw:frame presentation:style-name="pr1" draw:text-style-name="P1" draw:layer="layout" svg:width="19.548cm" svg:height="2.771cm" svg:x="0.86cm" svg:y="0.264cm" presentation:class="title">
          <draw:text-box>
            <text:p text:style-name="P1">Packaging jar </text:p>
          </draw:text-box>
        </draw:frame>
        <dr3d:scene draw:style-name="gr2" svg:width="19.5cm" svg:height="14cm" svg:x="3.5cm" svg:y="3.5cm" dr3d:transform="matrix (1 0 0 0 0.939692620785931 0.342020143325607 0 -0.342020143325607 0.939692620785931 -13.8795cm 10.2009069006111cm 1.7244103064712cm)" dr3d:vrp="(0 0 50882.7142857143)" dr3d:projection="perspective" dr3d:distance="3.737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 draw:layer="layout" svg:viewBox="4598 -16849 18563 13347" svg:d="M17050-11092l-5 193-16 193-26 192-37 190-47 188-57 187-67 183-77 180-87 176-96 172-105 167-115 162-123 157-131 151-139 145-148 138-154 131-161 124-168 116-174 108-180 101-185 92-190 83-194 74-198 66-201 56-204 47-206 37-208 28-209 19-210 8-210-1-210-10-209-21-208-30-206-39-203-49-201-58-197-67-193-76-189-85-184-94-178-102-173-110-167-118-160-125-153-133-145-139-138-146-130-152-121-158-113-163-103-169-95-173-84-176-75-181-66-184-55-186-44-189-35-191-24-192-14-193-3-193 8-194 18-192 28-192 39-190 49-188 59-185 69-183 79-179 89-175 98-172 107-166 116-161 125-156 133-149 141-144 149-136 156-130-2640-2826-153 124-150 128-146 131-142 134-139 137-135 141-131 143-128 146-123 150-119 152-116 154-111 157-107 160-102 162-98 165-94 166-89 169-85 170-80 173-75 174-71 176-66 177-61 179-56 180-52 182-46 182-42 184-37 185-31 185-27 186-22 186-17 187-12 187-6 188-2 187 3 188 9 187 13 187 19 187 23 186 29 186 33 185 38 184 44 183 48 183 53 181 58 179 63 179 67 177 72 175 77 174 82 172 86 170 91 167 95 166 99 164 104 161 109 159 112 156 117 154 121 151 124 149 129 145 133 142 136 140 140 136 144 133 147 130 150 126 154 123 158 119 160 116 163 112 167 108 169 105 172 100 175 97 177 93 180 88 182 85 184 80 186 76 188 72 190 68 192 63 194 59 195 54 196 50 198 46 199 40 200 37 201 32 201 27 203 23 202 18 204 13 203 9 204 5 204-1 204-5 203-9 203-15 203-19 202-23 202-28 201-33 199-37 199-42 197-46 197-51 194-55 194-59 191-64 190-69 188-72 186-77 184-81 181-85 180-89 176-94 175-97 171-101 169-105 166-109 163-113 160-116 156-120 154-124 150-127 147-130 143-133 139-137 136-140 132-143 128-146 124-149 120-151 116-154 112-157 107-159 103-162 99-164 95-166 90-169 85-170 81-172 76-174 71-176 67-177 62-178 57-180 53-182 47-182 42-183 38-185 33-185 27-186 23-186 17-187 13-187 7-187 3-188h2063l-4087-3760-4087 3760z"/>
        </dr3d:scene>
        <draw:custom-shape draw:style-name="gr4" draw:text-style-name="P6" draw:layer="layout" svg:width="5cm" svg:height="1.04cm" svg:x="4cm" svg:y="12.46cm">
          <text:p text:style-name="P12"><text:span text:style-name="T6">6. process-ressources</text:span></text:p>
          <draw:enhanced-geometry svg:viewBox="0 0 21600 21600" draw:mirror-horizontal="false" draw:mirror-vertical="false" draw:type="rectangle" draw:enhanced-path="M 0 0 L 21600 0 21600 21600 0 21600 0 0 Z N"/>
        </draw:custom-shape>
        <draw:custom-shape draw:style-name="gr4" draw:text-style-name="P6" draw:layer="layout" svg:width="4cm" svg:height="1.04cm" svg:x="3cm" svg:y="10.3cm">
          <text:p text:style-name="P2"><text:span text:style-name="T2">7. compile</text:span></text:p>
          <draw:enhanced-geometry svg:viewBox="0 0 21600 21600" draw:mirror-horizontal="false" draw:mirror-vertical="false" draw:type="rectangle" draw:enhanced-path="M 0 0 L 21600 0 21600 21600 0 21600 0 0 Z N"/>
        </draw:custom-shape>
        <draw:custom-shape draw:style-name="gr4" draw:text-style-name="P6" draw:layer="layout" svg:width="4cm" svg:height="1.04cm" svg:x="11.7cm" svg:y="3.4cm">
          <text:p text:style-name="P2"><text:span text:style-name="T2">13. test-compile</text:span></text:p>
          <draw:enhanced-geometry svg:viewBox="0 0 21600 21600" draw:mirror-horizontal="false" draw:mirror-vertical="false" draw:type="rectangle" draw:enhanced-path="M 0 0 L 21600 0 21600 21600 0 21600 0 0 Z N"/>
        </draw:custom-shape>
        <draw:custom-shape draw:style-name="gr4" draw:text-style-name="P6" draw:layer="layout" svg:width="4cm" svg:height="1cm" svg:x="17cm" svg:y="5.5cm">
          <text:p text:style-name="P2"><text:span text:style-name="T2">15. test</text:span></text:p>
          <draw:enhanced-geometry svg:viewBox="0 0 21600 21600" draw:mirror-horizontal="false" draw:mirror-vertical="false" draw:type="rectangle" draw:enhanced-path="M 0 0 L 21600 0 21600 21600 0 21600 0 0 Z N"/>
        </draw:custom-shape>
        <draw:custom-shape draw:style-name="gr4" draw:text-style-name="P6" draw:layer="layout" svg:width="4cm" svg:height="1.04cm" svg:x="18.192cm" svg:y="7.749cm">
          <text:p text:style-name="P2"><text:span text:style-name="T2">17. package</text:span></text:p>
          <draw:enhanced-geometry svg:viewBox="0 0 21600 21600" draw:mirror-horizontal="false" draw:mirror-vertical="false" draw:type="rectangle" draw:enhanced-path="M 0 0 L 21600 0 21600 21600 0 21600 0 0 Z N"/>
        </draw:custom-shape>
        <draw:custom-shape draw:style-name="gr4" draw:text-style-name="P6" draw:layer="layout" svg:width="4cm" svg:height="1.04cm" svg:x="18cm" svg:y="13.16cm">
          <text:p text:style-name="P2"><text:span text:style-name="T2">22. install</text:span></text:p>
          <draw:enhanced-geometry svg:viewBox="0 0 21600 21600" draw:mirror-horizontal="false" draw:mirror-vertical="false" draw:type="rectangle" draw:enhanced-path="M 0 0 L 21600 0 21600 21600 0 21600 0 0 Z N"/>
        </draw:custom-shape>
        <draw:custom-shape draw:style-name="gr4" draw:text-style-name="P6" draw:layer="layout" svg:width="4cm" svg:height="1.04cm" svg:x="15.5cm" svg:y="15.46cm">
          <text:p text:style-name="P2"><text:span text:style-name="T2">23. deploy</text:span></text:p>
          <draw:enhanced-geometry svg:viewBox="0 0 21600 21600" draw:mirror-horizontal="false" draw:mirror-vertical="false" draw:type="rectangle" draw:enhanced-path="M 0 0 L 21600 0 21600 21600 0 21600 0 0 Z N"/>
        </draw:custom-shape>
        <draw:rect draw:style-name="gr5" draw:text-style-name="P7" draw:layer="layout" svg:width="4.5cm" svg:height="1cm" svg:x="6cm" svg:y="13.3cm">
          <text:p text:style-name="P1"><text:span text:style-name="T3">resources:resources</text:span></text:p>
        </draw:rect>
        <draw:rect draw:style-name="gr5" draw:text-style-name="P7" draw:layer="layout" svg:width="3.5cm" svg:height="1cm" svg:x="6cm" svg:y="11.2cm">
          <text:p text:style-name="P1"><text:span text:style-name="T3">compiler:compile</text:span></text:p>
        </draw:rect>
        <draw:custom-shape draw:style-name="gr4" draw:text-style-name="P6" draw:layer="layout" svg:width="6cm" svg:height="1.04cm" svg:x="5.5cm" svg:y="4.5cm">
          <text:p text:style-name="P13"><text:span text:style-name="T6">12. process-test-resources</text:span></text:p>
          <draw:enhanced-geometry svg:viewBox="0 0 21600 21600" draw:mirror-horizontal="false" draw:mirror-vertical="false" draw:type="rectangle" draw:enhanced-path="M 0 0 L 21600 0 21600 21600 0 21600 0 0 Z N"/>
        </draw:custom-shape>
        <draw:rect draw:style-name="gr5" draw:text-style-name="P7" draw:layer="layout" svg:width="4.5cm" svg:height="1cm" svg:x="13.5cm" svg:y="4.3cm">
          <text:p text:style-name="P1"><text:span text:style-name="T3">compiler:testCompile</text:span></text:p>
        </draw:rect>
        <draw:rect draw:style-name="gr5" draw:text-style-name="P7" draw:layer="layout" svg:width="3.3cm" svg:height="1cm" svg:x="18.5cm" svg:y="6.3cm">
          <text:p text:style-name="P1"><text:span text:style-name="T3">surefire:test</text:span></text:p>
        </draw:rect>
        <draw:rect draw:style-name="gr5" draw:text-style-name="P14" draw:layer="layout" svg:width="3cm" svg:height="1cm" svg:x="20.5cm" svg:y="8.5cm">
          <text:p text:style-name="P1"><text:span text:style-name="T7">jar:jar</text:span></text:p>
        </draw:rect>
        <draw:rect draw:style-name="gr5" draw:text-style-name="P7" draw:layer="layout" svg:width="3cm" svg:height="1cm" svg:x="20.2cm" svg:y="14cm">
          <text:p text:style-name="P1"><text:span text:style-name="T3">install:install</text:span></text:p>
        </draw:rect>
        <draw:rect draw:style-name="gr5" draw:text-style-name="P7" draw:layer="layout" svg:width="3cm" svg:height="1cm" svg:x="17.5cm" svg:y="16.3cm">
          <text:p text:style-name="P1"><text:span text:style-name="T3">deploy:deploy</text:span></text:p>
        </draw:rect>
        <draw:rect draw:style-name="gr5" draw:text-style-name="P7" draw:layer="layout" svg:width="5cm" svg:height="1cm" svg:x="7cm" svg:y="5.3cm">
          <text:p text:style-name="P1"><text:span text:style-name="T3">resources:testResources</text:span></text:p>
        </draw:rect>
        <presentation:notes draw:style-name="dp2">
          <draw:page-thumbnail draw:style-name="gr1" draw:layer="layout" svg:width="12.572cm" svg:height="9.489cm" svg:x="3.219cm" svg:y="1.908cm" draw:page-number="7" presentation:class="page"/>
          <draw:frame presentation:style-name="pr3" draw:text-style-name="P4" draw:layer="layout" svg:width="13.93cm" svg:height="11.393cm" svg:x="2.54cm" svg:y="12.065cm" presentation:class="notes" presentation:placeholder="true">
            <draw:text-box/>
          </draw:frame>
        </presentation:notes>
      </draw:page>
      <draw:page draw:name="page8" draw:style-name="dp1" draw:master-page-name="zenika-titre" presentation:presentation-page-layout-name="AL2T1" presentation:use-footer-name="ftr1">
        <office:forms form:automatic-focus="false" form:apply-design-mode="false"/>
        <draw:frame presentation:style-name="pr1" draw:text-style-name="P1" draw:layer="layout" svg:width="19.548cm" svg:height="2.771cm" svg:x="0.86cm" svg:y="0.264cm" presentation:class="title">
          <draw:text-box>
            <text:p text:style-name="P1">Packaging bundle </text:p>
          </draw:text-box>
        </draw:frame>
        <dr3d:scene draw:style-name="gr2" svg:width="19.5cm" svg:height="14cm" svg:x="3.5cm" svg:y="3.5cm" dr3d:transform="matrix (1 0 0 0 0.939692620785931 0.342020143325607 0 -0.342020143325607 0.939692620785931 -13.8795cm 10.2009069006111cm 1.7244103064712cm)" dr3d:vrp="(0 0 50882.7142857143)" dr3d:projection="perspective" dr3d:distance="3.737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 draw:layer="layout" svg:viewBox="4598 -16849 18563 13347" svg:d="M17050-11092l-5 193-16 193-26 192-37 190-47 188-57 187-67 183-77 180-87 176-96 172-105 167-115 162-123 157-131 151-139 145-148 138-154 131-161 124-168 116-174 108-180 101-185 92-190 83-194 74-198 66-201 56-204 47-206 37-208 28-209 19-210 8-210-1-210-10-209-21-208-30-206-39-203-49-201-58-197-67-193-76-189-85-184-94-178-102-173-110-167-118-160-125-153-133-145-139-138-146-130-152-121-158-113-163-103-169-95-173-84-176-75-181-66-184-55-186-44-189-35-191-24-192-14-193-3-193 8-194 18-192 28-192 39-190 49-188 59-185 69-183 79-179 89-175 98-172 107-166 116-161 125-156 133-149 141-144 149-136 156-130-2640-2826-153 124-150 128-146 131-142 134-139 137-135 141-131 143-128 146-123 150-119 152-116 154-111 157-107 160-102 162-98 165-94 166-89 169-85 170-80 173-75 174-71 176-66 177-61 179-56 180-52 182-46 182-42 184-37 185-31 185-27 186-22 186-17 187-12 187-6 188-2 187 3 188 9 187 13 187 19 187 23 186 29 186 33 185 38 184 44 183 48 183 53 181 58 179 63 179 67 177 72 175 77 174 82 172 86 170 91 167 95 166 99 164 104 161 109 159 112 156 117 154 121 151 124 149 129 145 133 142 136 140 140 136 144 133 147 130 150 126 154 123 158 119 160 116 163 112 167 108 169 105 172 100 175 97 177 93 180 88 182 85 184 80 186 76 188 72 190 68 192 63 194 59 195 54 196 50 198 46 199 40 200 37 201 32 201 27 203 23 202 18 204 13 203 9 204 5 204-1 204-5 203-9 203-15 203-19 202-23 202-28 201-33 199-37 199-42 197-46 197-51 194-55 194-59 191-64 190-69 188-72 186-77 184-81 181-85 180-89 176-94 175-97 171-101 169-105 166-109 163-113 160-116 156-120 154-124 150-127 147-130 143-133 139-137 136-140 132-143 128-146 124-149 120-151 116-154 112-157 107-159 103-162 99-164 95-166 90-169 85-170 81-172 76-174 71-176 67-177 62-178 57-180 53-182 47-182 42-183 38-185 33-185 27-186 23-186 17-187 13-187 7-187 3-188h2063l-4087-3760-4087 3760z"/>
        </dr3d:scene>
        <draw:custom-shape draw:style-name="gr4" draw:text-style-name="P6" draw:layer="layout" svg:width="5cm" svg:height="1.04cm" svg:x="4cm" svg:y="12.46cm">
          <text:p text:style-name="P12"><text:span text:style-name="T6">6. process-ressources</text:span></text:p>
          <draw:enhanced-geometry svg:viewBox="0 0 21600 21600" draw:mirror-horizontal="false" draw:mirror-vertical="false" draw:type="rectangle" draw:enhanced-path="M 0 0 L 21600 0 21600 21600 0 21600 0 0 Z N"/>
        </draw:custom-shape>
        <draw:custom-shape draw:style-name="gr4" draw:text-style-name="P6" draw:layer="layout" svg:width="4cm" svg:height="1.04cm" svg:x="3cm" svg:y="10.3cm">
          <text:p text:style-name="P2"><text:span text:style-name="T2">7. compile</text:span></text:p>
          <draw:enhanced-geometry svg:viewBox="0 0 21600 21600" draw:mirror-horizontal="false" draw:mirror-vertical="false" draw:type="rectangle" draw:enhanced-path="M 0 0 L 21600 0 21600 21600 0 21600 0 0 Z N"/>
        </draw:custom-shape>
        <draw:custom-shape draw:style-name="gr4" draw:text-style-name="P6" draw:layer="layout" svg:width="4cm" svg:height="1.04cm" svg:x="11.7cm" svg:y="3.4cm">
          <text:p text:style-name="P2"><text:span text:style-name="T2">13. test-compile</text:span></text:p>
          <draw:enhanced-geometry svg:viewBox="0 0 21600 21600" draw:mirror-horizontal="false" draw:mirror-vertical="false" draw:type="rectangle" draw:enhanced-path="M 0 0 L 21600 0 21600 21600 0 21600 0 0 Z N"/>
        </draw:custom-shape>
        <draw:custom-shape draw:style-name="gr4" draw:text-style-name="P6" draw:layer="layout" svg:width="4cm" svg:height="1cm" svg:x="17cm" svg:y="5.5cm">
          <text:p text:style-name="P2"><text:span text:style-name="T2">15. test</text:span></text:p>
          <draw:enhanced-geometry svg:viewBox="0 0 21600 21600" draw:mirror-horizontal="false" draw:mirror-vertical="false" draw:type="rectangle" draw:enhanced-path="M 0 0 L 21600 0 21600 21600 0 21600 0 0 Z N"/>
        </draw:custom-shape>
        <draw:custom-shape draw:style-name="gr4" draw:text-style-name="P6" draw:layer="layout" svg:width="4cm" svg:height="1.04cm" svg:x="18.192cm" svg:y="7.749cm">
          <text:p text:style-name="P2"><text:span text:style-name="T2">17. package</text:span></text:p>
          <draw:enhanced-geometry svg:viewBox="0 0 21600 21600" draw:mirror-horizontal="false" draw:mirror-vertical="false" draw:type="rectangle" draw:enhanced-path="M 0 0 L 21600 0 21600 21600 0 21600 0 0 Z N"/>
        </draw:custom-shape>
        <draw:custom-shape draw:style-name="gr4" draw:text-style-name="P6" draw:layer="layout" svg:width="4cm" svg:height="1.04cm" svg:x="18cm" svg:y="13.16cm">
          <text:p text:style-name="P2"><text:span text:style-name="T2">22. install</text:span></text:p>
          <draw:enhanced-geometry svg:viewBox="0 0 21600 21600" draw:mirror-horizontal="false" draw:mirror-vertical="false" draw:type="rectangle" draw:enhanced-path="M 0 0 L 21600 0 21600 21600 0 21600 0 0 Z N"/>
        </draw:custom-shape>
        <draw:custom-shape draw:style-name="gr4" draw:text-style-name="P6" draw:layer="layout" svg:width="4cm" svg:height="1.04cm" svg:x="15.5cm" svg:y="15.46cm">
          <text:p text:style-name="P2"><text:span text:style-name="T2">23. deploy</text:span></text:p>
          <draw:enhanced-geometry svg:viewBox="0 0 21600 21600" draw:mirror-horizontal="false" draw:mirror-vertical="false" draw:type="rectangle" draw:enhanced-path="M 0 0 L 21600 0 21600 21600 0 21600 0 0 Z N"/>
        </draw:custom-shape>
        <draw:rect draw:style-name="gr5" draw:text-style-name="P15" draw:layer="layout" svg:width="4.5cm" svg:height="1cm" svg:x="6cm" svg:y="13.3cm">
          <text:p text:style-name="P1"><text:span text:style-name="T3">resources:resources</text:span></text:p>
        </draw:rect>
        <draw:rect draw:style-name="gr5" draw:text-style-name="P15" draw:layer="layout" svg:width="3.5cm" svg:height="1cm" svg:x="6cm" svg:y="11.2cm">
          <text:p text:style-name="P1"><text:span text:style-name="T3">compiler:compile</text:span></text:p>
        </draw:rect>
        <draw:custom-shape draw:style-name="gr4" draw:text-style-name="P6" draw:layer="layout" svg:width="6cm" svg:height="1.04cm" svg:x="5.5cm" svg:y="4.5cm">
          <text:p text:style-name="P12"><text:span text:style-name="T6">12. process-test-resources</text:span></text:p>
          <draw:enhanced-geometry svg:viewBox="0 0 21600 21600" draw:mirror-horizontal="false" draw:mirror-vertical="false" draw:type="rectangle" draw:enhanced-path="M 0 0 L 21600 0 21600 21600 0 21600 0 0 Z N"/>
        </draw:custom-shape>
        <draw:rect draw:style-name="gr5" draw:text-style-name="P15" draw:layer="layout" svg:width="4.5cm" svg:height="1cm" svg:x="13.5cm" svg:y="4.3cm">
          <text:p text:style-name="P1"><text:span text:style-name="T3">compiler:testCompile</text:span></text:p>
        </draw:rect>
        <draw:rect draw:style-name="gr5" draw:text-style-name="P15" draw:layer="layout" svg:width="3.3cm" svg:height="1cm" svg:x="18.5cm" svg:y="6.3cm">
          <text:p text:style-name="P1"><text:span text:style-name="T3">surefire:test</text:span></text:p>
        </draw:rect>
        <draw:rect draw:style-name="gr5" draw:text-style-name="P16" draw:layer="layout" svg:width="3cm" svg:height="1cm" svg:x="20.5cm" svg:y="8.5cm">
          <text:p text:style-name="P1"><text:span text:style-name="T7">bundle:bundle</text:span></text:p>
          <text:p text:style-name="P1"><text:span text:style-name="T8">jar:jar</text:span></text:p>
        </draw:rect>
        <draw:rect draw:style-name="gr5" draw:text-style-name="P15" draw:layer="layout" svg:width="3cm" svg:height="1cm" svg:x="20.2cm" svg:y="14cm">
          <text:p text:style-name="P1"><text:span text:style-name="T3">install:install</text:span><text:span text:style-name="T3"><text:line-break/></text:span><text:span text:style-name="T7">bundle:install</text:span></text:p>
        </draw:rect>
        <draw:rect draw:style-name="gr5" draw:text-style-name="P15" draw:layer="layout" svg:width="3cm" svg:height="1cm" svg:x="17.5cm" svg:y="16.3cm">
          <text:p text:style-name="P1"><text:span text:style-name="T3">deploy:deploy</text:span></text:p>
          <text:p text:style-name="P1"><text:span text:style-name="T7">bundle:deploy</text:span></text:p>
        </draw:rect>
        <draw:rect draw:style-name="gr5" draw:text-style-name="P15" draw:layer="layout" svg:width="5cm" svg:height="1cm" svg:x="7cm" svg:y="5.3cm">
          <text:p text:style-name="P1"><text:span text:style-name="T3">resources:testResources</text:span></text:p>
        </draw:rect>
        <presentation:notes draw:style-name="dp2">
          <draw:page-thumbnail draw:style-name="gr1" draw:layer="layout" svg:width="12.572cm" svg:height="9.489cm" svg:x="3.219cm" svg:y="1.908cm" draw:page-number="8" presentation:class="page"/>
          <draw:frame presentation:style-name="pr3" draw:text-style-name="P4" draw:layer="layout" svg:width="13.93cm" svg:height="11.393cm" svg:x="2.54cm" svg:y="12.065cm" presentation:class="notes" presentation:placeholder="true">
            <draw:text-box/>
          </draw:frame>
        </presentation:notes>
      </draw:page>
      <draw:page draw:name="page9" draw:style-name="dp1" draw:master-page-name="zenika-titre" presentation:presentation-page-layout-name="AL2T1" presentation:use-footer-name="ftr1">
        <office:forms form:automatic-focus="false" form:apply-design-mode="false"/>
        <draw:frame presentation:style-name="pr1" draw:text-style-name="P1" draw:layer="layout" svg:width="19.548cm" svg:height="2.771cm" svg:x="0.86cm" svg:y="0.264cm" presentation:class="title">
          <draw:text-box>
            <text:p text:style-name="P1">Packaging pom </text:p>
          </draw:text-box>
        </draw:frame>
        <dr3d:scene draw:style-name="gr2" svg:width="19.5cm" svg:height="14cm" svg:x="3.5cm" svg:y="3.5cm" dr3d:transform="matrix (1 0 0 0 0.939692620785931 0.342020143325607 0 -0.342020143325607 0.939692620785931 -13.8795cm 10.2009069006111cm 1.7244103064712cm)" dr3d:vrp="(0 0 50882.7142857143)" dr3d:projection="perspective" dr3d:distance="3.737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 draw:layer="layout" svg:viewBox="4598 -16849 18563 13347" svg:d="M17050-11092l-5 193-16 193-26 192-37 190-47 188-57 187-67 183-77 180-87 176-96 172-105 167-115 162-123 157-131 151-139 145-148 138-154 131-161 124-168 116-174 108-180 101-185 92-190 83-194 74-198 66-201 56-204 47-206 37-208 28-209 19-210 8-210-1-210-10-209-21-208-30-206-39-203-49-201-58-197-67-193-76-189-85-184-94-178-102-173-110-167-118-160-125-153-133-145-139-138-146-130-152-121-158-113-163-103-169-95-173-84-176-75-181-66-184-55-186-44-189-35-191-24-192-14-193-3-193 8-194 18-192 28-192 39-190 49-188 59-185 69-183 79-179 89-175 98-172 107-166 116-161 125-156 133-149 141-144 149-136 156-130-2640-2826-153 124-150 128-146 131-142 134-139 137-135 141-131 143-128 146-123 150-119 152-116 154-111 157-107 160-102 162-98 165-94 166-89 169-85 170-80 173-75 174-71 176-66 177-61 179-56 180-52 182-46 182-42 184-37 185-31 185-27 186-22 186-17 187-12 187-6 188-2 187 3 188 9 187 13 187 19 187 23 186 29 186 33 185 38 184 44 183 48 183 53 181 58 179 63 179 67 177 72 175 77 174 82 172 86 170 91 167 95 166 99 164 104 161 109 159 112 156 117 154 121 151 124 149 129 145 133 142 136 140 140 136 144 133 147 130 150 126 154 123 158 119 160 116 163 112 167 108 169 105 172 100 175 97 177 93 180 88 182 85 184 80 186 76 188 72 190 68 192 63 194 59 195 54 196 50 198 46 199 40 200 37 201 32 201 27 203 23 202 18 204 13 203 9 204 5 204-1 204-5 203-9 203-15 203-19 202-23 202-28 201-33 199-37 199-42 197-46 197-51 194-55 194-59 191-64 190-69 188-72 186-77 184-81 181-85 180-89 176-94 175-97 171-101 169-105 166-109 163-113 160-116 156-120 154-124 150-127 147-130 143-133 139-137 136-140 132-143 128-146 124-149 120-151 116-154 112-157 107-159 103-162 99-164 95-166 90-169 85-170 81-172 76-174 71-176 67-177 62-178 57-180 53-182 47-182 42-183 38-185 33-185 27-186 23-186 17-187 13-187 7-187 3-188h2063l-4087-3760-4087 3760z"/>
        </dr3d:scene>
        <draw:custom-shape draw:style-name="gr4" draw:text-style-name="P6" draw:layer="layout" svg:width="4cm" svg:height="1.04cm" svg:x="18.192cm" svg:y="7.749cm">
          <text:p text:style-name="P2"><text:span text:style-name="T2">17. package</text:span></text:p>
          <draw:enhanced-geometry svg:viewBox="0 0 21600 21600" draw:mirror-horizontal="false" draw:mirror-vertical="false" draw:type="rectangle" draw:enhanced-path="M 0 0 L 21600 0 21600 21600 0 21600 0 0 Z N"/>
        </draw:custom-shape>
        <draw:custom-shape draw:style-name="gr4" draw:text-style-name="P6" draw:layer="layout" svg:width="4cm" svg:height="1.04cm" svg:x="18cm" svg:y="13.16cm">
          <text:p text:style-name="P2"><text:span text:style-name="T2">22. install</text:span></text:p>
          <draw:enhanced-geometry svg:viewBox="0 0 21600 21600" draw:mirror-horizontal="false" draw:mirror-vertical="false" draw:type="rectangle" draw:enhanced-path="M 0 0 L 21600 0 21600 21600 0 21600 0 0 Z N"/>
        </draw:custom-shape>
        <draw:custom-shape draw:style-name="gr4" draw:text-style-name="P6" draw:layer="layout" svg:width="4cm" svg:height="1.04cm" svg:x="15.5cm" svg:y="15.46cm">
          <text:p text:style-name="P2"><text:span text:style-name="T2">23. deploy</text:span></text:p>
          <draw:enhanced-geometry svg:viewBox="0 0 21600 21600" draw:mirror-horizontal="false" draw:mirror-vertical="false" draw:type="rectangle" draw:enhanced-path="M 0 0 L 21600 0 21600 21600 0 21600 0 0 Z N"/>
        </draw:custom-shape>
        <draw:rect draw:style-name="gr5" draw:text-style-name="P15" draw:layer="layout" svg:width="4.5cm" svg:height="1cm" svg:x="20.5cm" svg:y="8.5cm">
          <text:p text:style-name="P1"><text:span text:style-name="T3">site:attach-descriptor</text:span></text:p>
        </draw:rect>
        <draw:rect draw:style-name="gr5" draw:text-style-name="P15" draw:layer="layout" svg:width="3cm" svg:height="1cm" svg:x="20.2cm" svg:y="14cm">
          <text:p text:style-name="P1"><text:span text:style-name="T3">install:install</text:span></text:p>
        </draw:rect>
        <draw:rect draw:style-name="gr5" draw:text-style-name="P15" draw:layer="layout" svg:width="3cm" svg:height="1cm" svg:x="17.5cm" svg:y="16.3cm">
          <text:p text:style-name="P1"><text:span text:style-name="T3">deploy:deploy</text:span></text:p>
        </draw:rect>
        <presentation:notes draw:style-name="dp2">
          <draw:page-thumbnail draw:style-name="gr1" draw:layer="layout" svg:width="12.572cm" svg:height="9.489cm" svg:x="3.219cm" svg:y="1.908cm" draw:page-number="9" presentation:class="page"/>
          <draw:frame presentation:style-name="pr3" draw:text-style-name="P4" draw:layer="layout" svg:width="13.93cm" svg:height="11.393cm" svg:x="2.54cm" svg:y="12.065cm" presentation:class="notes" presentation:placeholder="true">
            <draw:text-box/>
          </draw:frame>
        </presentation:notes>
      </draw:page>
      <draw:page draw:name="page10" draw:style-name="dp1" draw:master-page-name="zenika-titre" presentation:presentation-page-layout-name="AL2T1" presentation:use-footer-name="ftr1">
        <office:forms form:automatic-focus="false" form:apply-design-mode="false"/>
        <draw:frame presentation:style-name="pr1" draw:text-style-name="P1" draw:layer="layout" svg:width="19.548cm" svg:height="2.771cm" svg:x="0.86cm" svg:y="0.264cm" presentation:class="title">
          <draw:text-box>
            <text:p text:style-name="P1">Personnalisation du cycle de construction</text:p>
          </draw:text-box>
        </draw:frame>
        <draw:frame presentation:style-name="pr5" draw:text-style-name="P5" draw:layer="layout" svg:width="23.438cm" svg:height="14.03cm" svg:x="0.86cm" svg:y="4.233cm" presentation:class="outline" presentation:user-transformed="true">
          <draw:text-box>
            <text:list text:style-name="L3">
              <text:list-item>
                <text:p text:style-name="P1">Personnaliser le cycle de construction va consister à attacher <text:s/>(« bind ») <text:s/>des plug-ins à des phases du cycle de construction<text:line-break/></text:p>
              </text:list-item>
              <text:list-item>
                <text:p text:style-name="P1">Plus rigide qu'un processus Ant<text:line-break/></text:p>
              </text:list-item>
              <text:list-item>
                <text:p text:style-name="P1">Plus simple à maintenir que des tâches Ant non normalisées</text:p>
              </text:list-item>
            </text:list>
          </draw:text-box>
        </draw:frame>
        <presentation:notes draw:style-name="dp2">
          <draw:page-thumbnail draw:style-name="gr1" draw:layer="layout" svg:width="12.572cm" svg:height="9.489cm" svg:x="3.219cm" svg:y="1.908cm" draw:page-number="10" presentation:class="page"/>
          <draw:frame presentation:style-name="pr3" draw:text-style-name="P1" draw:layer="layout" svg:width="13.93cm" svg:height="11.393cm" svg:x="2.54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2" svg:font-family="'Courier New'" style:font-family-generic="modern" style:font-pitch="fixed"/>
    <style:font-face style:name="Arial Unicode MS" svg:font-family="'Arial Unicode MS'" style:font-pitch="variable"/>
    <style:font-face style:name="Lucida Sans Unicode" svg:font-family="'Lucida Sans Unicode'" style:font-pitch="variable"/>
    <style:font-face style:name="MS Gothic1" svg:font-family="'MS Gothic'" style:font-pitch="variable"/>
    <style:font-face style:name="Mangal1" svg:font-family="Mangal" style:font-pitch="variable"/>
    <style:font-face style:name="Microsoft YaHei1" svg:font-family="'Microsoft YaHei'" style:font-pitch="variable"/>
    <style:font-face style:name="Tahoma" svg:font-family="Tahoma" style:font-pitch="variable"/>
    <style:font-face style:name="Courier New1" svg:font-family="'Courier New'" style:font-family-generic="modern" style:font-pitch="variable"/>
    <style:font-face style:name="Arial1" svg:font-family="Arial"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Times New Roman1" svg:font-family="'Times New Roman'" style:font-family-generic="swiss" style:font-pitch="variable"/>
    <style:font-face style:name="Arial Unicode MS1" svg:font-family="'Arial Unicode MS'" style:font-family-generic="system" style:font-pitch="variable"/>
    <style:font-face style:name="MS Gothic" svg:font-family="'MS 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styles>
    <draw:gradient draw:name="Gradient_20_10" draw:display-name="Gradient 10" draw:style="linear" draw:start-color="#c0c0c0" draw:end-color="#808080" draw:start-intensity="100%" draw:end-intensity="100%" draw:angle="900" draw:border="0%"/>
    <draw:gradient draw:name="Gradient_20_11" draw:display-name="Gradient 11" draw:style="linear" draw:start-color="#d5dfe7" draw:end-color="#fefefe" draw:start-intensity="100%" draw:end-intensity="100%" draw:angle="225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ffffff" draw:end-color="#e6e6e6" draw:start-intensity="100%" draw:end-intensity="100%" draw:angle="2250" draw:border="0%"/>
    <draw:gradient draw:name="Gradient_20_9" draw:display-name="Gradient 9" draw:style="linear" draw:start-color="#942824" draw:end-color="#671c19"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Arial Unicode MS" style:font-size-asian="24pt" style:language-asian="zxx" style:country-asian="none" style:font-name-complex="Tahoma" style:font-size-complex="24pt" style:language-complex="zxx" style:country-complex="none"/>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ff9966" draw:fill-gradient-name="Gradient_20_11"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90%" fo:text-align="justify"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Lucida Sans Unicode" style:font-family-asian="'Lucida Sans Unicode'" style:font-pitch-asian="variable" style:font-size-asian="24pt" style:font-style-asian="normal" style:font-weight-asian="normal" style:font-name-complex="Lucida Sans Unicode" style:font-family-complex="'Lucida Sans Unicode'"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code_20_saisie" style:display-name="code saisie" style:family="graphic" style:parent-style-name="standard">
      <style:graphic-properties draw:stroke="solid" draw:fill="solid" draw:fill-color="#ffffff" fo:min-height="6.969cm" draw:shadow="visible"/>
      <style:paragraph-properties fo:margin-left="0cm" fo:margin-right="0cm" fo:text-indent="0cm"/>
      <style:text-properties style:font-name="Courier New2" fo:font-family="'Courier New'" style:font-family-generic="modern" style:font-pitch="fixed" fo:font-size="14pt" fo:font-weight="bold"/>
    </style:style>
    <style:style style:name="zenika-titre-background" style:family="presentation">
      <style:graphic-properties draw:stroke="none" draw:fill="gradient" draw:fill-color="#d5dfe7" draw:fill-gradient-name="Gradient_20_7" draw:textarea-horizontal-align="center" draw:textarea-vertical-align="middle" draw:shadow="hidden"/>
      <style:paragraph-properties fo:text-align="center"/>
    </style:style>
    <style:style style:name="zenika-titre-backgroundobjects" style:family="presentation">
      <style:graphic-properties draw:shadow="hidden" draw:shadow-offset-x="0.3cm" draw:shadow-offset-y="0.3cm" draw:shadow-color="#808080">
        <text:list-style style:name="zenika-titre-backgroundobjects">
          <text:list-level-style-bullet text:level="1" text:bullet-char="•">
            <style:list-level-properties/>
            <style:text-properties style:font-name="Times New Roman" fo:color="#333333" fo:font-size="100%"/>
          </text:list-level-style-bullet>
          <text:list-level-style-bullet text:level="2" text:bullet-char="•">
            <style:list-level-properties text:space-before="1.27cm"/>
            <style:text-properties style:font-name="Times New Roman" fo:color="#333333" fo:font-size="100%"/>
          </text:list-level-style-bullet>
          <text:list-level-style-bullet text:level="3" text:bullet-char="•">
            <style:list-level-properties text:space-before="2.54cm"/>
            <style:text-properties style:font-name="Times New Roman" fo:color="#333333" fo:font-size="100%"/>
          </text:list-level-style-bullet>
          <text:list-level-style-bullet text:level="4" text:bullet-char="•">
            <style:list-level-properties text:space-before="3.81cm"/>
            <style:text-properties style:font-name="Times New Roman" fo:color="#333333" fo:font-size="100%"/>
          </text:list-level-style-bullet>
          <text:list-level-style-bullet text:level="5" text:bullet-char="•">
            <style:list-level-properties text:space-before="5.08cm"/>
            <style:text-properties style:font-name="Times New Roman" fo:color="#333333" fo:font-size="100%"/>
          </text:list-level-style-bullet>
          <text:list-level-style-bullet text:level="6" text:bullet-char="•">
            <style:list-level-properties text:space-before="5.08cm"/>
            <style:text-properties style:font-name="Times New Roman" fo:color="#333333" fo:font-size="100%"/>
          </text:list-level-style-bullet>
          <text:list-level-style-bullet text:level="7" text:bullet-char="•">
            <style:list-level-properties text:space-before="5.08cm"/>
            <style:text-properties style:font-name="Times New Roman" fo:color="#333333" fo:font-size="100%"/>
          </text:list-level-style-bullet>
          <text:list-level-style-bullet text:level="8" text:bullet-char="•">
            <style:list-level-properties text:space-before="5.08cm"/>
            <style:text-properties style:font-name="Times New Roman" fo:color="#333333" fo:font-size="100%"/>
          </text:list-level-style-bullet>
          <text:list-level-style-bullet text:level="9" text:bullet-char="•">
            <style:list-level-properties text:space-before="5.08cm"/>
            <style:text-properties style:font-name="Times New Roman" fo:color="#333333" fo:font-size="100%"/>
          </text:list-level-style-bullet>
          <text:list-level-style-bullet text:level="10" text:bullet-char="•">
            <style:list-level-properties text:space-before="5.08cm"/>
            <style:text-properties style:font-name="Times New Roman" fo:color="#333333" fo:font-size="100%"/>
          </text:list-level-style-bullet>
        </text:list-style>
      </style:graphic-properties>
      <style:paragraph-properties fo:margin-left="0cm" fo:margin-right="0cm" fo:margin-top="0cm" fo:margin-bottom="0cm" fo:line-height="67%"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333333"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Arial Unicode MS" style:font-family-asian="'Arial Unicode MS'" style:font-pitch-asian="variable" style:font-size-asian="24pt" style:font-style-asian="normal" style:font-weight-asian="normal" style:font-name-complex="Arial Unicode MS" style:font-family-complex="'Arial Unicode MS'" style:font-pitch-complex="variable" style:font-size-complex="24pt" style:font-style-complex="normal" style:font-weight-complex="normal" style:font-relief="none"/>
    </style:style>
    <style:style style:name="zenika-titre-notes" style:family="presentation">
      <style:graphic-properties draw:stroke="none" draw:fill="none">
        <text:list-style style:name="zenika-titre-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Arial Unicode MS1" style:font-family-asian="'Arial Unicode M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font-style-complex="normal" style:font-weight-complex="normal" style:text-emphasize="none" style:font-relief="none"/>
    </style:style>
    <style:style style:name="zenika-titre-outline1" style:family="presentation">
      <style:graphic-properties draw:stroke="none" draw:fill="none">
        <text:list-style style:name="zenika-titre-outline1">
          <text:list-level-style-bullet text:level="1" text:bullet-char="•">
            <style:list-level-properties text:min-label-width="0.59cm"/>
            <style:text-properties style:font-name="Arial" fo:color="#942824" fo:font-size="105%"/>
          </text:list-level-style-bullet>
          <text:list-level-style-bullet text:level="2" text:bullet-char="•">
            <style:list-level-properties text:space-before="1.27cm" text:min-label-width="0.635cm"/>
            <style:text-properties style:font-name="Arial" fo:color="#942824" fo:font-size="105%"/>
          </text:list-level-style-bullet>
          <text:list-level-style-bullet text:level="3" text:bullet-char="•">
            <style:list-level-properties text:space-before="2.54cm"/>
            <style:text-properties style:font-name="Arial" fo:color="#942824" fo:font-size="105%"/>
          </text:list-level-style-bullet>
          <text:list-level-style-bullet text:level="4" text:bullet-char="•">
            <style:list-level-properties text:space-before="3.175cm" text:min-label-width="0.635cm"/>
            <style:text-properties style:font-name="Arial" fo:color="#942824" fo:font-size="105%"/>
          </text:list-level-style-bullet>
          <text:list-level-style-bullet text:level="5" text:bullet-char="•">
            <style:list-level-properties text:space-before="4.436cm" text:min-label-width="0.644cm"/>
            <style:text-properties style:font-name="Arial" fo:color="#942824" fo:font-size="105%"/>
          </text:list-level-style-bullet>
          <text:list-level-style-bullet text:level="6" text:bullet-char="•">
            <style:list-level-properties text:space-before="4.436cm" text:min-label-width="0.644cm"/>
            <style:text-properties style:font-name="Arial" fo:color="#942824" fo:font-size="105%"/>
          </text:list-level-style-bullet>
          <text:list-level-style-bullet text:level="7" text:bullet-char="•">
            <style:list-level-properties text:space-before="4.436cm" text:min-label-width="0.644cm"/>
            <style:text-properties style:font-name="Arial" fo:color="#942824" fo:font-size="105%"/>
          </text:list-level-style-bullet>
          <text:list-level-style-bullet text:level="8" text:bullet-char="•">
            <style:list-level-properties text:space-before="4.436cm" text:min-label-width="0.644cm"/>
            <style:text-properties style:font-name="Arial" fo:color="#942824" fo:font-size="10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94cm" fo:margin-bottom="0cm" fo:line-height="100%" fo:text-align="start" fo:text-indent="0cm" style:punctuation-wrap="hanging" style:line-break="strict">
        <style:tab-stops>
          <style:tab-stop style:position="0.657cm"/>
          <style:tab-stop style:position="1.905cm"/>
          <style:tab-stop style:position="3.152cm"/>
          <style:tab-stop style:position="4.4cm"/>
          <style:tab-stop style:position="5.648cm"/>
          <style:tab-stop style:position="6.896cm"/>
          <style:tab-stop style:position="8.144cm"/>
          <style:tab-stop style:position="9.392cm"/>
          <style:tab-stop style:position="10.64cm"/>
          <style:tab-stop style:position="11.888cm"/>
          <style:tab-stop style:position="13.136cm"/>
          <style:tab-stop style:position="14.384cm"/>
          <style:tab-stop style:position="15.632cm"/>
          <style:tab-stop style:position="16.88cm"/>
          <style:tab-stop style:position="18.128cm"/>
          <style:tab-stop style:position="19.376cm"/>
          <style:tab-stop style:position="20.624cm"/>
          <style:tab-stop style:position="21.872cm"/>
          <style:tab-stop style:position="23.12cm"/>
          <style:tab-stop style:position="24.368cm"/>
        </style:tab-stops>
      </style:paragraph-properties>
      <style:text-properties fo:color="#333333" style:text-outline="false" style:text-line-through-style="none" style:text-line-through-type="none" style:text-position="0% 100%" style:font-name="Arial" fo:font-family="Arial" style:font-family-generic="swiss" style:font-pitch="variable" fo:font-size="22pt" fo:font-style="normal" fo:text-shadow="none" style:text-underline-style="none" fo:font-weight="normal" style:font-name-asian="Arial Unicode MS" style:font-family-asian="'Arial Unicode MS'" style:font-pitch-asian="variable" style:font-size-asian="22pt" style:font-style-asian="normal" style:font-weight-asian="normal" style:font-name-complex="Arial Unicode MS" style:font-family-complex="'Arial Unicode MS'" style:font-pitch-complex="variable" style:font-size-complex="22pt" style:font-style-complex="normal" style:font-weight-complex="normal" style:text-emphasize="none" style:font-relief="none"/>
    </style:style>
    <style:style style:name="zenika-titre-outline2" style:family="presentation" style:parent-style-name="zenika-titre-outline1">
      <style:paragraph-properties fo:margin-left="0cm" fo:margin-right="0cm" fo:margin-top="0.194cm" fo:margin-bottom="0cm" fo:line-height="100%" fo:text-align="start" fo:text-indent="0cm" style:punctuation-wrap="hanging" style:line-break="strict">
        <style:tab-stops>
          <style:tab-stop style:position="0.59cm"/>
          <style:tab-stop style:position="1.838cm"/>
          <style:tab-stop style:position="3.086cm"/>
          <style:tab-stop style:position="4.334cm"/>
          <style:tab-stop style:position="5.582cm"/>
          <style:tab-stop style:position="6.83cm"/>
          <style:tab-stop style:position="8.078cm"/>
          <style:tab-stop style:position="9.326cm"/>
          <style:tab-stop style:position="10.574cm"/>
          <style:tab-stop style:position="11.822cm"/>
          <style:tab-stop style:position="13.07cm"/>
          <style:tab-stop style:position="14.318cm"/>
          <style:tab-stop style:position="15.566cm"/>
          <style:tab-stop style:position="16.814cm"/>
          <style:tab-stop style:position="18.062cm"/>
          <style:tab-stop style:position="19.31cm"/>
          <style:tab-stop style:position="20.558cm"/>
          <style:tab-stop style:position="21.806cm"/>
          <style:tab-stop style:position="23.054cm"/>
          <style:tab-stop style:position="24.301cm"/>
        </style:tab-stops>
      </style:paragraph-properties>
      <style:text-properties fo:color="#333333" style:text-line-through-style="none" style:text-line-through-type="none" style:text-position="0% 100%" style:font-name="Arial" fo:font-family="Arial" style:font-family-generic="swiss" style:font-pitch="variable" fo:font-size="22pt" fo:font-style="normal" fo:text-shadow="none" style:text-underline-style="none" fo:font-weight="normal" style:font-name-asian="Arial Unicode MS" style:font-family-asian="'Arial Unicode MS'" style:font-pitch-asian="variable" style:font-size-asian="22pt" style:font-style-asian="normal" style:font-weight-asian="normal" style:font-name-complex="Arial Unicode MS" style:font-family-complex="'Arial Unicode MS'" style:font-pitch-complex="variable" style:font-size-complex="22pt" style:font-style-complex="normal" style:font-weight-complex="normal" style:font-relief="none"/>
    </style:style>
    <style:style style:name="zenika-titre-outline3" style:family="presentation" style:parent-style-name="zenika-titre-outline2">
      <style:paragraph-properties fo:margin-left="2.54cm" fo:margin-right="0cm" fo:margin-top="0.088cm" fo:margin-bottom="0cm" fo:line-height="100%" fo:text-align="start" fo:text-indent="0cm" style:punctuation-wrap="hanging" style:line-break="strict">
        <style:tab-stops>
          <style:tab-stop style:position="0cm"/>
          <style:tab-stop style:position="1.203cm"/>
          <style:tab-stop style:position="2.451cm"/>
          <style:tab-stop style:position="3.699cm"/>
          <style:tab-stop style:position="4.947cm"/>
          <style:tab-stop style:position="6.195cm"/>
          <style:tab-stop style:position="7.443cm"/>
          <style:tab-stop style:position="8.691cm"/>
          <style:tab-stop style:position="9.939cm"/>
          <style:tab-stop style:position="11.187cm"/>
          <style:tab-stop style:position="12.435cm"/>
          <style:tab-stop style:position="13.683cm"/>
          <style:tab-stop style:position="14.931cm"/>
          <style:tab-stop style:position="16.179cm"/>
          <style:tab-stop style:position="17.427cm"/>
          <style:tab-stop style:position="18.675cm"/>
          <style:tab-stop style:position="19.923cm"/>
          <style:tab-stop style:position="21.171cm"/>
          <style:tab-stop style:position="22.419cm"/>
          <style:tab-stop style:position="23.666cm"/>
          <style:tab-stop style:position="24.914cm"/>
        </style:tab-stops>
      </style:paragraph-properties>
      <style:text-properties fo:color="#5f5f5f" style:text-line-through-style="none" style:text-line-through-type="none" style:text-position="0% 100%" style:font-name="Arial" fo:font-family="Arial" style:font-family-generic="swiss" style:font-pitch="variable" fo:font-size="20pt" fo:font-style="italic" fo:text-shadow="none" style:text-underline-style="none" fo:font-weight="normal" style:font-name-asian="Arial Unicode MS" style:font-family-asian="'Arial Unicode MS'" style:font-pitch-asian="variable" style:font-size-asian="20pt" style:font-style-asian="italic" style:font-weight-asian="normal" style:font-name-complex="Arial Unicode MS" style:font-family-complex="'Arial Unicode MS'" style:font-pitch-complex="variable" style:font-size-complex="20pt" style:font-style-complex="italic" style:font-weight-complex="normal" style:font-relief="none"/>
    </style:style>
    <style:style style:name="zenika-titre-outline4" style:family="presentation" style:parent-style-name="zenika-titre-outline3">
      <style:paragraph-properties fo:margin-left="0cm" fo:margin-right="0cm" fo:margin-top="0.158cm" fo:margin-bottom="0cm" fo:line-height="58%" fo:text-align="start" fo:text-indent="0cm" style:punctuation-wrap="hanging" style:line-break="strict">
        <style:tab-stops>
          <style:tab-stop style:position="1.181cm"/>
          <style:tab-stop style:position="2.429cm"/>
          <style:tab-stop style:position="3.677cm"/>
          <style:tab-stop style:position="4.925cm"/>
          <style:tab-stop style:position="6.173cm"/>
          <style:tab-stop style:position="7.421cm"/>
          <style:tab-stop style:position="8.669cm"/>
          <style:tab-stop style:position="9.917cm"/>
          <style:tab-stop style:position="11.165cm"/>
          <style:tab-stop style:position="12.413cm"/>
          <style:tab-stop style:position="13.661cm"/>
          <style:tab-stop style:position="14.909cm"/>
          <style:tab-stop style:position="16.157cm"/>
          <style:tab-stop style:position="17.405cm"/>
          <style:tab-stop style:position="18.653cm"/>
          <style:tab-stop style:position="19.901cm"/>
          <style:tab-stop style:position="21.149cm"/>
          <style:tab-stop style:position="22.396cm"/>
          <style:tab-stop style:position="23.644cm"/>
          <style:tab-stop style:position="24.892cm"/>
        </style:tab-stops>
      </style:paragraph-properties>
      <style:text-properties fo:color="#333333"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titre-outline5" style:family="presentation" style:parent-style-name="zenika-titre-outline4">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titre-outline6" style:family="presentation" style:parent-style-name="zenika-titre-outline5">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titre-outline7" style:family="presentation" style:parent-style-name="zenika-titre-outline6">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titre-outline8" style:family="presentation" style:parent-style-name="zenika-titre-outline7">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titre-outline9" style:family="presentation" style:parent-style-name="zenika-titre-outline8">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titre-subtitle" style:family="presentation">
      <style:graphic-properties draw:stroke="none" draw:fill="none" draw:textarea-vertical-align="middle">
        <text:list-style style:name="zenika-titre-subtitle">
          <text:list-level-style-bullet text:level="1" text:bullet-char="•">
            <style:list-level-properties/>
            <style:text-properties style:font-name="Arial" fo:color="#006699" fo:font-size="105%"/>
          </text:list-level-style-bullet>
          <text:list-level-style-bullet text:level="2" text:bullet-char="•">
            <style:list-level-properties text:space-before="1.27cm"/>
            <style:text-properties style:font-name="Arial" fo:color="#006699" fo:font-size="105%"/>
          </text:list-level-style-bullet>
          <text:list-level-style-bullet text:level="3" text:bullet-char="•">
            <style:list-level-properties text:space-before="2.54cm"/>
            <style:text-properties style:font-name="Arial" fo:color="#006699" fo:font-size="105%"/>
          </text:list-level-style-bullet>
          <text:list-level-style-bullet text:level="4" text:bullet-char="•">
            <style:list-level-properties text:space-before="3.175cm"/>
            <style:text-properties style:font-name="Arial" fo:color="#006699" fo:font-size="105%"/>
          </text:list-level-style-bullet>
          <text:list-level-style-bullet text:level="5" text:bullet-char="•">
            <style:list-level-properties text:space-before="4.4cm"/>
            <style:text-properties style:font-name="Arial" fo:color="#006699" fo:font-size="105%"/>
          </text:list-level-style-bullet>
          <text:list-level-style-bullet text:level="6" text:bullet-char="•">
            <style:list-level-properties text:space-before="4.4cm"/>
            <style:text-properties style:font-name="Arial" fo:color="#006699" fo:font-size="105%"/>
          </text:list-level-style-bullet>
          <text:list-level-style-bullet text:level="7" text:bullet-char="•">
            <style:list-level-properties text:space-before="4.4cm"/>
            <style:text-properties style:font-name="Arial" fo:color="#006699" fo:font-size="105%"/>
          </text:list-level-style-bullet>
          <text:list-level-style-bullet text:level="8" text:bullet-char="•">
            <style:list-level-properties text:space-before="4.4cm"/>
            <style:text-properties style:font-name="Arial" fo:color="#006699" fo:font-size="105%"/>
          </text:list-level-style-bullet>
          <text:list-level-style-bullet text:level="9" text:bullet-char="•">
            <style:list-level-properties text:space-before="4.4cm"/>
            <style:text-properties style:font-name="Arial" fo:color="#006699" fo:font-size="10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6cm" fo:margin-bottom="0cm" fo:line-height="58%"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5f5f5f" style:text-outline="false" style:text-line-through-style="none" style:text-line-through-type="none" style:text-position="0% 100%" style:font-name="Arial" fo:font-family="Arial" style:font-family-generic="swiss" style:font-pitch="variable" fo:font-size="28pt" fo:font-style="italic" fo:text-shadow="none" style:text-underline-style="none" fo:font-weight="normal" style:font-name-asian="Arial Unicode MS" style:font-family-asian="'Arial Unicode MS'" style:font-pitch-asian="variable" style:font-size-asian="28pt" style:font-style-asian="italic" style:font-weight-asian="normal" style:font-name-complex="Arial Unicode MS" style:font-family-complex="'Arial Unicode MS'" style:font-pitch-complex="variable" style:font-size-complex="28pt" style:font-style-complex="italic" style:font-weight-complex="normal" style:text-emphasize="none" style:font-relief="none"/>
    </style:style>
    <style:style style:name="zenika-titre-title" style:family="presentation">
      <style:graphic-properties draw:stroke="none" draw:fill="none" draw:textarea-vertical-align="middle">
        <text:list-style style:name="zenika-titre-title">
          <text:list-level-style-bullet text:level="1" text:bullet-char="•">
            <style:list-level-properties/>
            <style:text-properties style:font-name="Aria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Arial" fo:font-family="Arial" style:font-family-generic="swiss" style:font-pitch="variable" fo:font-size="26pt" fo:font-style="normal" fo:text-shadow="1pt 1pt" style:text-underline-style="none" fo:font-weight="bold" style:font-name-asian="Arial Unicode MS" style:font-family-asian="'Arial Unicode MS'" style:font-pitch-asian="variable" style:font-size-asian="26pt" style:font-style-asian="normal" style:font-weight-asian="bold" style:font-name-complex="Arial Unicode MS" style:font-family-complex="'Arial Unicode MS'" style:font-pitch-complex="variable" style:font-size-complex="26pt" style:font-style-complex="normal" style:font-weight-complex="bold" style:text-emphasize="none" style:font-relief="none"/>
    </style:style>
    <style:style style:name="zenika-new-background" style:family="presentation">
      <style:graphic-properties draw:stroke="none" draw:fill="gradient" draw:fill-color="#d5dfe7" draw:fill-gradient-name="Gradient_20_7" draw:textarea-horizontal-align="center" draw:textarea-vertical-align="middle" draw:shadow="hidden"/>
      <style:paragraph-properties fo:text-align="center"/>
    </style:style>
    <style:style style:name="zenika-new-backgroundobjects" style:family="presentation">
      <style:graphic-properties draw:shadow="hidden" draw:shadow-offset-x="0.3cm" draw:shadow-offset-y="0.3cm" draw:shadow-color="#808080">
        <text:list-style style:name="zenika-new-backgroundobjects">
          <text:list-level-style-bullet text:level="1" text:bullet-char="•">
            <style:list-level-properties/>
            <style:text-properties style:font-name="Times New Roman" fo:color="#333333" fo:font-size="100%"/>
          </text:list-level-style-bullet>
          <text:list-level-style-bullet text:level="2" text:bullet-char="•">
            <style:list-level-properties text:space-before="1.27cm"/>
            <style:text-properties style:font-name="Times New Roman" fo:color="#333333" fo:font-size="100%"/>
          </text:list-level-style-bullet>
          <text:list-level-style-bullet text:level="3" text:bullet-char="•">
            <style:list-level-properties text:space-before="2.54cm"/>
            <style:text-properties style:font-name="Times New Roman" fo:color="#333333" fo:font-size="100%"/>
          </text:list-level-style-bullet>
          <text:list-level-style-bullet text:level="4" text:bullet-char="•">
            <style:list-level-properties text:space-before="3.81cm"/>
            <style:text-properties style:font-name="Times New Roman" fo:color="#333333" fo:font-size="100%"/>
          </text:list-level-style-bullet>
          <text:list-level-style-bullet text:level="5" text:bullet-char="•">
            <style:list-level-properties text:space-before="5.08cm"/>
            <style:text-properties style:font-name="Times New Roman" fo:color="#333333" fo:font-size="100%"/>
          </text:list-level-style-bullet>
          <text:list-level-style-bullet text:level="6" text:bullet-char="•">
            <style:list-level-properties text:space-before="5.08cm"/>
            <style:text-properties style:font-name="Times New Roman" fo:color="#333333" fo:font-size="100%"/>
          </text:list-level-style-bullet>
          <text:list-level-style-bullet text:level="7" text:bullet-char="•">
            <style:list-level-properties text:space-before="5.08cm"/>
            <style:text-properties style:font-name="Times New Roman" fo:color="#333333" fo:font-size="100%"/>
          </text:list-level-style-bullet>
          <text:list-level-style-bullet text:level="8" text:bullet-char="•">
            <style:list-level-properties text:space-before="5.08cm"/>
            <style:text-properties style:font-name="Times New Roman" fo:color="#333333" fo:font-size="100%"/>
          </text:list-level-style-bullet>
          <text:list-level-style-bullet text:level="9" text:bullet-char="•">
            <style:list-level-properties text:space-before="5.08cm"/>
            <style:text-properties style:font-name="Times New Roman" fo:color="#333333" fo:font-size="100%"/>
          </text:list-level-style-bullet>
          <text:list-level-style-bullet text:level="10" text:bullet-char="•">
            <style:list-level-properties text:space-before="5.08cm"/>
            <style:text-properties style:font-name="Times New Roman" fo:color="#333333" fo:font-size="100%"/>
          </text:list-level-style-bullet>
        </text:list-style>
      </style:graphic-properties>
      <style:paragraph-properties fo:margin-left="0cm" fo:margin-right="0cm" fo:margin-top="0cm" fo:margin-bottom="0cm" fo:line-height="67%"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333333"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Arial Unicode MS" style:font-family-asian="'Arial Unicode MS'" style:font-pitch-asian="variable" style:font-size-asian="24pt" style:font-style-asian="normal" style:font-weight-asian="normal" style:font-name-complex="Arial Unicode MS" style:font-family-complex="'Arial Unicode MS'" style:font-pitch-complex="variable" style:font-size-complex="24pt" style:font-style-complex="normal" style:font-weight-complex="normal" style:font-relief="none"/>
    </style:style>
    <style:style style:name="zenika-new-notes" style:family="presentation">
      <style:graphic-properties draw:stroke="none" draw:fill="none">
        <text:list-style style:name="zenika-new-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Arial Unicode MS1" style:font-family-asian="'Arial Unicode M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font-style-complex="normal" style:font-weight-complex="normal" style:text-emphasize="none" style:font-relief="none"/>
    </style:style>
    <style:style style:name="zenika-new-outline1" style:family="presentation">
      <style:graphic-properties draw:stroke="none" draw:fill="none">
        <text:list-style style:name="zenika-new-outline1">
          <text:list-level-style-bullet text:level="1" text:bullet-char="•">
            <style:list-level-properties text:min-label-width="0.59cm"/>
            <style:text-properties style:font-name="Arial" fo:color="#942824" fo:font-size="105%"/>
          </text:list-level-style-bullet>
          <text:list-level-style-bullet text:level="2" text:bullet-char="•">
            <style:list-level-properties text:space-before="1.27cm" text:min-label-width="0.635cm"/>
            <style:text-properties style:font-name="Arial" fo:color="#942824" fo:font-size="105%"/>
          </text:list-level-style-bullet>
          <text:list-level-style-bullet text:level="3" text:bullet-char="•">
            <style:list-level-properties text:space-before="2.54cm"/>
            <style:text-properties style:font-name="Arial" fo:color="#942824" fo:font-size="105%"/>
          </text:list-level-style-bullet>
          <text:list-level-style-bullet text:level="4" text:bullet-char="•">
            <style:list-level-properties text:space-before="3.175cm" text:min-label-width="0.635cm"/>
            <style:text-properties style:font-name="Arial" fo:color="#942824" fo:font-size="105%"/>
          </text:list-level-style-bullet>
          <text:list-level-style-bullet text:level="5" text:bullet-char="•">
            <style:list-level-properties text:space-before="4.436cm" text:min-label-width="0.644cm"/>
            <style:text-properties style:font-name="Arial" fo:color="#942824" fo:font-size="105%"/>
          </text:list-level-style-bullet>
          <text:list-level-style-bullet text:level="6" text:bullet-char="•">
            <style:list-level-properties text:space-before="4.436cm" text:min-label-width="0.644cm"/>
            <style:text-properties style:font-name="Arial" fo:color="#942824" fo:font-size="105%"/>
          </text:list-level-style-bullet>
          <text:list-level-style-bullet text:level="7" text:bullet-char="•">
            <style:list-level-properties text:space-before="4.436cm" text:min-label-width="0.644cm"/>
            <style:text-properties style:font-name="Arial" fo:color="#942824" fo:font-size="105%"/>
          </text:list-level-style-bullet>
          <text:list-level-style-bullet text:level="8" text:bullet-char="•">
            <style:list-level-properties text:space-before="4.436cm" text:min-label-width="0.644cm"/>
            <style:text-properties style:font-name="Arial" fo:color="#942824" fo:font-size="10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94cm" fo:margin-bottom="0cm" fo:line-height="100%" fo:text-align="start" fo:text-indent="0cm" style:punctuation-wrap="hanging" style:line-break="strict">
        <style:tab-stops>
          <style:tab-stop style:position="0.657cm"/>
          <style:tab-stop style:position="1.905cm"/>
          <style:tab-stop style:position="3.152cm"/>
          <style:tab-stop style:position="4.4cm"/>
          <style:tab-stop style:position="5.648cm"/>
          <style:tab-stop style:position="6.896cm"/>
          <style:tab-stop style:position="8.144cm"/>
          <style:tab-stop style:position="9.392cm"/>
          <style:tab-stop style:position="10.64cm"/>
          <style:tab-stop style:position="11.888cm"/>
          <style:tab-stop style:position="13.136cm"/>
          <style:tab-stop style:position="14.384cm"/>
          <style:tab-stop style:position="15.632cm"/>
          <style:tab-stop style:position="16.88cm"/>
          <style:tab-stop style:position="18.128cm"/>
          <style:tab-stop style:position="19.376cm"/>
          <style:tab-stop style:position="20.624cm"/>
          <style:tab-stop style:position="21.872cm"/>
          <style:tab-stop style:position="23.12cm"/>
          <style:tab-stop style:position="24.368cm"/>
        </style:tab-stops>
      </style:paragraph-properties>
      <style:text-properties fo:color="#333333" style:text-outline="false" style:text-line-through-style="none" style:text-line-through-type="none" style:text-position="0% 100%" style:font-name="Arial" fo:font-family="Arial" style:font-family-generic="swiss" style:font-pitch="variable" fo:font-size="22pt" fo:font-style="normal" fo:text-shadow="none" style:text-underline-style="none" fo:font-weight="normal" style:font-name-asian="Arial Unicode MS" style:font-family-asian="'Arial Unicode MS'" style:font-pitch-asian="variable" style:font-size-asian="22pt" style:font-style-asian="normal" style:font-weight-asian="normal" style:font-name-complex="Arial Unicode MS" style:font-family-complex="'Arial Unicode MS'" style:font-pitch-complex="variable" style:font-size-complex="22pt" style:font-style-complex="normal" style:font-weight-complex="normal" style:text-emphasize="none" style:font-relief="none"/>
    </style:style>
    <style:style style:name="zenika-new-outline2" style:family="presentation" style:parent-style-name="zenika-new-outline1">
      <style:paragraph-properties fo:margin-left="0cm" fo:margin-right="0cm" fo:margin-top="0.194cm" fo:margin-bottom="0cm" fo:line-height="100%" fo:text-align="start" fo:text-indent="0cm" style:punctuation-wrap="hanging" style:line-break="strict">
        <style:tab-stops>
          <style:tab-stop style:position="0.59cm"/>
          <style:tab-stop style:position="1.838cm"/>
          <style:tab-stop style:position="3.086cm"/>
          <style:tab-stop style:position="4.334cm"/>
          <style:tab-stop style:position="5.582cm"/>
          <style:tab-stop style:position="6.83cm"/>
          <style:tab-stop style:position="8.078cm"/>
          <style:tab-stop style:position="9.326cm"/>
          <style:tab-stop style:position="10.574cm"/>
          <style:tab-stop style:position="11.822cm"/>
          <style:tab-stop style:position="13.07cm"/>
          <style:tab-stop style:position="14.318cm"/>
          <style:tab-stop style:position="15.566cm"/>
          <style:tab-stop style:position="16.814cm"/>
          <style:tab-stop style:position="18.062cm"/>
          <style:tab-stop style:position="19.31cm"/>
          <style:tab-stop style:position="20.558cm"/>
          <style:tab-stop style:position="21.806cm"/>
          <style:tab-stop style:position="23.054cm"/>
          <style:tab-stop style:position="24.301cm"/>
        </style:tab-stops>
      </style:paragraph-properties>
      <style:text-properties fo:color="#333333" style:text-line-through-style="none" style:text-line-through-type="none" style:text-position="0% 100%" style:font-name="Arial" fo:font-family="Arial" style:font-family-generic="swiss" style:font-pitch="variable" fo:font-size="22pt" fo:font-style="normal" fo:text-shadow="none" style:text-underline-style="none" fo:font-weight="normal" style:font-name-asian="Arial Unicode MS" style:font-family-asian="'Arial Unicode MS'" style:font-pitch-asian="variable" style:font-size-asian="22pt" style:font-style-asian="normal" style:font-weight-asian="normal" style:font-name-complex="Arial Unicode MS" style:font-family-complex="'Arial Unicode MS'" style:font-pitch-complex="variable" style:font-size-complex="22pt" style:font-style-complex="normal" style:font-weight-complex="normal" style:font-relief="none"/>
    </style:style>
    <style:style style:name="zenika-new-outline3" style:family="presentation" style:parent-style-name="zenika-new-outline2">
      <style:paragraph-properties fo:margin-left="2.54cm" fo:margin-right="0cm" fo:margin-top="0.088cm" fo:margin-bottom="0cm" fo:line-height="100%" fo:text-align="start" fo:text-indent="0cm" style:punctuation-wrap="hanging" style:line-break="strict">
        <style:tab-stops>
          <style:tab-stop style:position="0cm"/>
          <style:tab-stop style:position="1.203cm"/>
          <style:tab-stop style:position="2.451cm"/>
          <style:tab-stop style:position="3.699cm"/>
          <style:tab-stop style:position="4.947cm"/>
          <style:tab-stop style:position="6.195cm"/>
          <style:tab-stop style:position="7.443cm"/>
          <style:tab-stop style:position="8.691cm"/>
          <style:tab-stop style:position="9.939cm"/>
          <style:tab-stop style:position="11.187cm"/>
          <style:tab-stop style:position="12.435cm"/>
          <style:tab-stop style:position="13.683cm"/>
          <style:tab-stop style:position="14.931cm"/>
          <style:tab-stop style:position="16.179cm"/>
          <style:tab-stop style:position="17.427cm"/>
          <style:tab-stop style:position="18.675cm"/>
          <style:tab-stop style:position="19.923cm"/>
          <style:tab-stop style:position="21.171cm"/>
          <style:tab-stop style:position="22.419cm"/>
          <style:tab-stop style:position="23.666cm"/>
          <style:tab-stop style:position="24.914cm"/>
        </style:tab-stops>
      </style:paragraph-properties>
      <style:text-properties fo:color="#5f5f5f" style:text-line-through-style="none" style:text-line-through-type="none" style:text-position="0% 100%" style:font-name="Arial" fo:font-family="Arial" style:font-family-generic="swiss" style:font-pitch="variable" fo:font-size="20pt" fo:font-style="italic" fo:text-shadow="none" style:text-underline-style="none" fo:font-weight="normal" style:font-name-asian="Arial Unicode MS" style:font-family-asian="'Arial Unicode MS'" style:font-pitch-asian="variable" style:font-size-asian="20pt" style:font-style-asian="italic" style:font-weight-asian="normal" style:font-name-complex="Arial Unicode MS" style:font-family-complex="'Arial Unicode MS'" style:font-pitch-complex="variable" style:font-size-complex="20pt" style:font-style-complex="italic" style:font-weight-complex="normal" style:font-relief="none"/>
    </style:style>
    <style:style style:name="zenika-new-outline4" style:family="presentation" style:parent-style-name="zenika-new-outline3">
      <style:paragraph-properties fo:margin-left="0cm" fo:margin-right="0cm" fo:margin-top="0.158cm" fo:margin-bottom="0cm" fo:line-height="58%" fo:text-align="start" fo:text-indent="0cm" style:punctuation-wrap="hanging" style:line-break="strict">
        <style:tab-stops>
          <style:tab-stop style:position="1.181cm"/>
          <style:tab-stop style:position="2.429cm"/>
          <style:tab-stop style:position="3.677cm"/>
          <style:tab-stop style:position="4.925cm"/>
          <style:tab-stop style:position="6.173cm"/>
          <style:tab-stop style:position="7.421cm"/>
          <style:tab-stop style:position="8.669cm"/>
          <style:tab-stop style:position="9.917cm"/>
          <style:tab-stop style:position="11.165cm"/>
          <style:tab-stop style:position="12.413cm"/>
          <style:tab-stop style:position="13.661cm"/>
          <style:tab-stop style:position="14.909cm"/>
          <style:tab-stop style:position="16.157cm"/>
          <style:tab-stop style:position="17.405cm"/>
          <style:tab-stop style:position="18.653cm"/>
          <style:tab-stop style:position="19.901cm"/>
          <style:tab-stop style:position="21.149cm"/>
          <style:tab-stop style:position="22.396cm"/>
          <style:tab-stop style:position="23.644cm"/>
          <style:tab-stop style:position="24.892cm"/>
        </style:tab-stops>
      </style:paragraph-properties>
      <style:text-properties fo:color="#333333"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new-outline5" style:family="presentation" style:parent-style-name="zenika-new-outline4">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new-outline6" style:family="presentation" style:parent-style-name="zenika-new-outline5">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new-outline7" style:family="presentation" style:parent-style-name="zenika-new-outline6">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new-outline8" style:family="presentation" style:parent-style-name="zenika-new-outline7">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new-outline9" style:family="presentation" style:parent-style-name="zenika-new-outline8">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new-subtitle" style:family="presentation">
      <style:graphic-properties draw:stroke="none" draw:fill="none" draw:textarea-vertical-align="middle">
        <text:list-style style:name="zenika-new-subtitle">
          <text:list-level-style-bullet text:level="1" text:bullet-char="•">
            <style:list-level-properties/>
            <style:text-properties style:font-name="Arial" fo:color="#006699" fo:font-size="105%"/>
          </text:list-level-style-bullet>
          <text:list-level-style-bullet text:level="2" text:bullet-char="•">
            <style:list-level-properties text:space-before="1.27cm"/>
            <style:text-properties style:font-name="Arial" fo:color="#006699" fo:font-size="105%"/>
          </text:list-level-style-bullet>
          <text:list-level-style-bullet text:level="3" text:bullet-char="•">
            <style:list-level-properties text:space-before="2.54cm"/>
            <style:text-properties style:font-name="Arial" fo:color="#006699" fo:font-size="105%"/>
          </text:list-level-style-bullet>
          <text:list-level-style-bullet text:level="4" text:bullet-char="•">
            <style:list-level-properties text:space-before="3.175cm"/>
            <style:text-properties style:font-name="Arial" fo:color="#006699" fo:font-size="105%"/>
          </text:list-level-style-bullet>
          <text:list-level-style-bullet text:level="5" text:bullet-char="•">
            <style:list-level-properties text:space-before="4.4cm"/>
            <style:text-properties style:font-name="Arial" fo:color="#006699" fo:font-size="105%"/>
          </text:list-level-style-bullet>
          <text:list-level-style-bullet text:level="6" text:bullet-char="•">
            <style:list-level-properties text:space-before="4.4cm"/>
            <style:text-properties style:font-name="Arial" fo:color="#006699" fo:font-size="105%"/>
          </text:list-level-style-bullet>
          <text:list-level-style-bullet text:level="7" text:bullet-char="•">
            <style:list-level-properties text:space-before="4.4cm"/>
            <style:text-properties style:font-name="Arial" fo:color="#006699" fo:font-size="105%"/>
          </text:list-level-style-bullet>
          <text:list-level-style-bullet text:level="8" text:bullet-char="•">
            <style:list-level-properties text:space-before="4.4cm"/>
            <style:text-properties style:font-name="Arial" fo:color="#006699" fo:font-size="105%"/>
          </text:list-level-style-bullet>
          <text:list-level-style-bullet text:level="9" text:bullet-char="•">
            <style:list-level-properties text:space-before="4.4cm"/>
            <style:text-properties style:font-name="Arial" fo:color="#006699" fo:font-size="10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6cm" fo:margin-bottom="0cm" fo:line-height="58%"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5f5f5f" style:text-outline="false" style:text-line-through-style="none" style:text-line-through-type="none" style:text-position="0% 100%" style:font-name="Arial" fo:font-family="Arial" style:font-family-generic="swiss" style:font-pitch="variable" fo:font-size="28pt" fo:font-style="italic" fo:text-shadow="none" style:text-underline-style="none" fo:font-weight="normal" style:font-name-asian="Arial Unicode MS" style:font-family-asian="'Arial Unicode MS'" style:font-pitch-asian="variable" style:font-size-asian="28pt" style:font-style-asian="italic" style:font-weight-asian="normal" style:font-name-complex="Arial Unicode MS" style:font-family-complex="'Arial Unicode MS'" style:font-pitch-complex="variable" style:font-size-complex="28pt" style:font-style-complex="italic" style:font-weight-complex="normal" style:text-emphasize="none" style:font-relief="none"/>
    </style:style>
    <style:style style:name="zenika-new-title" style:family="presentation">
      <style:graphic-properties draw:stroke="none" draw:fill="none" draw:textarea-vertical-align="middle">
        <text:list-style style:name="zenika-new-title">
          <text:list-level-style-bullet text:level="1" text:bullet-char="•">
            <style:list-level-properties/>
            <style:text-properties style:font-name="Aria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Arial" fo:font-family="Arial" style:font-family-generic="swiss" style:font-pitch="variable" fo:font-size="26pt" fo:font-style="normal" fo:text-shadow="1pt 1pt" style:text-underline-style="none" fo:font-weight="bold" style:font-name-asian="Arial Unicode MS" style:font-family-asian="'Arial Unicode MS'" style:font-pitch-asian="variable" style:font-size-asian="26pt" style:font-style-asian="normal" style:font-weight-asian="bold" style:font-name-complex="Arial Unicode MS" style:font-family-complex="'Arial Unicode MS'" style:font-pitch-complex="variable" style:font-size-complex="26pt" style:font-style-complex="normal" style:font-weight-complex="bold" style:text-emphasize="none" style:font-relief="none"/>
    </style:style>
    <style:presentation-page-layout style:name="AL0T22">
      <presentation:placeholder presentation:object="handout" svg:x="2.058cm" svg:y="1.743cm" svg:width="23.912cm" svg:height="3.507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gradient" draw:fill-color="#d5dfe7" draw:fill-gradient-name="Gradient_20_7"/>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list-style-name="ML1">
      <style:graphic-properties draw:stroke="solid" draw:stroke-dash="Dashed_20__28_var_29__20_1" svg:stroke-width="0cm" svg:stroke-color="#000000" draw:marker-start="" draw:marker-start-width="0.3cm" draw:marker-start-center="false" draw:marker-end="" draw:marker-end-width="0.3cm" draw:marker-end-center="false" draw:fill="solid" draw:fill-color="#ffffff"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Mgr3" style:family="graphic" style:parent-style-name="standard">
      <style:graphic-properties draw:stroke="solid" svg:stroke-width="0.026cm" svg:stroke-color="#000000" draw:stroke-linejoin="round" draw:fill="gradient" draw:fill-color="#ffffff" draw:fill-gradient-name="Gradient_20_8" draw:textarea-horizontal-align="left" draw:textarea-vertical-align="middle" draw:auto-grow-height="false" fo:padding-top="0.13cm" fo:padding-bottom="0.13cm" fo:padding-left="0.25cm" fo:padding-right="0.25cm" fo:wrap-option="no-wrap" draw:shadow="hidden"/>
    </style:style>
    <style:style style:name="Mgr4" style:family="graphic" style:parent-style-name="standard">
      <style:graphic-properties draw:stroke="none" draw:fill="gradient" draw:fill-color="#671c19" draw:fill-gradient-name="Gradient_20_9" draw:textarea-horizontal-align="left" draw:textarea-vertical-align="middle" draw:auto-grow-height="false" fo:padding-top="0.13cm" fo:padding-bottom="0.13cm" fo:padding-left="0.25cm" fo:padding-right="0.25cm" fo:wrap-option="no-wrap" draw:shadow="hidden"/>
    </style:style>
    <style:style style:name="Mgr5" style:family="graphic" style:parent-style-name="standard">
      <style:graphic-properties draw:stroke="none" draw:fill="gradient" draw:fill-color="#c0c0c0" draw:fill-gradient-name="Gradient_20_10" draw:textarea-horizontal-align="left" draw:textarea-vertical-align="middle" draw:auto-grow-height="false" fo:padding-top="0.13cm" fo:padding-bottom="0.13cm" fo:padding-left="0.25cm" fo:padding-right="0.25cm" fo:wrap-option="no-wrap" draw:shadow="hidden"/>
    </style:style>
    <style:style style:name="Mgr6" style:family="graphic" style:parent-style-name="standard">
      <style:graphic-properties draw:stroke="none" draw:fill="solid" draw:fill-color="#ffffff" draw:textarea-horizontal-align="justify" draw:textarea-vertical-align="middle" draw:auto-grow-height="false"/>
    </style:style>
    <style:style style:name="Mgr7"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Mgr8"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Mgr9"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10"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pr1" style:family="presentation" style:parent-style-name="zenika-titre-title">
      <style:graphic-properties draw:fill-color="#ffffff" draw:auto-grow-height="false" fo:min-height="3.181cm"/>
    </style:style>
    <style:style style:name="Mpr2" style:family="presentation" style:parent-style-name="zenika-titre-outline1">
      <style:graphic-properties draw:fill-color="#ffffff" draw:auto-grow-height="false" fo:min-height="12.573cm"/>
    </style:style>
    <style:style style:name="Mpr3" style:family="presentation" style:parent-style-name="zenika-titre-backgroundobjects" style:list-style-name="ML4">
      <style:graphic-properties draw:stroke="none" draw:fill="none" draw:fill-color="#ffffff" draw:textarea-horizontal-align="justify" draw:textarea-vertical-align="top" draw:auto-grow-height="false" draw:auto-grow-width="false" fo:min-height="1.228cm" fo:min-width="0cm" fo:padding-top="0.127cm" fo:padding-bottom="0.127cm" fo:padding-left="0.253cm" fo:padding-right="0.253cm" fo:wrap-option="wrap" draw:shadow="hidden" draw:shadow-color="#808080"/>
    </style:style>
    <style:style style:name="Mpr4" style:family="presentation" style:parent-style-name="zenika-titre-backgroundobjects" style:list-style-name="ML4">
      <style:graphic-properties draw:stroke="none" draw:fill="none" draw:fill-color="#ffffff" draw:textarea-horizontal-align="justify" draw:textarea-vertical-align="top" draw:auto-grow-height="false" draw:auto-grow-width="false" fo:min-height="1.228cm" fo:min-width="0cm" fo:padding-top="0.127cm" fo:padding-bottom="0.127cm" fo:padding-left="0.253cm" fo:padding-right="0.253cm" fo:wrap-option="wrap" draw:shadow="hidden" draw:shadow-color="#808080"/>
    </style:style>
    <style:style style:name="Mpr5" style:family="presentation" style:parent-style-name="zenika-titre-backgroundobjects" style:list-style-name="ML4">
      <style:graphic-properties draw:stroke="none" draw:fill="none" draw:fill-color="#ffffff" draw:textarea-horizontal-align="justify" draw:textarea-vertical-align="bottom" draw:auto-grow-height="false" draw:auto-grow-width="false" fo:min-height="1.228cm" fo:min-width="0cm" fo:padding-top="0.127cm" fo:padding-bottom="0.127cm" fo:padding-left="0.253cm" fo:padding-right="0.253cm" fo:wrap-option="wrap" draw:shadow="hidden" draw:shadow-color="#808080"/>
    </style:style>
    <style:style style:name="Mpr6" style:family="presentation" style:parent-style-name="zenika-titre-backgroundobjects" style:list-style-name="ML4">
      <style:graphic-properties draw:stroke="none" draw:fill="none" draw:fill-color="#ffffff" draw:textarea-horizontal-align="justify" draw:textarea-vertical-align="bottom" draw:auto-grow-height="false" draw:auto-grow-width="false" fo:min-height="1.228cm" fo:min-width="0cm" fo:padding-top="0.127cm" fo:padding-bottom="0.127cm" fo:padding-left="0.253cm" fo:padding-right="0.253cm" fo:wrap-option="wrap" draw:shadow="hidden" draw:shadow-color="#808080"/>
    </style:style>
    <style:style style:name="Mpr7" style:family="presentation" style:parent-style-name="zenika-new-title">
      <style:graphic-properties draw:fill-color="#ffffff" draw:auto-grow-height="false" fo:min-height="3.181cm"/>
    </style:style>
    <style:style style:name="Mpr8" style:family="presentation" style:parent-style-name="zenika-new-outline1">
      <style:graphic-properties draw:fill-color="#ffffff" draw:auto-grow-height="false" fo:min-height="12.573cm"/>
    </style:style>
    <style:style style:name="Mpr9" style:family="presentation" style:parent-style-name="zenika-new-backgroundobjects" style:list-style-name="ML4">
      <style:graphic-properties draw:stroke="none" draw:fill="none" draw:fill-color="#ffffff" draw:textarea-horizontal-align="justify" draw:textarea-vertical-align="top" draw:auto-grow-height="false" draw:auto-grow-width="false" fo:min-height="1.228cm" fo:min-width="0cm" fo:padding-top="0.127cm" fo:padding-bottom="0.127cm" fo:padding-left="0.253cm" fo:padding-right="0.253cm" fo:wrap-option="wrap" draw:shadow="hidden" draw:shadow-color="#808080"/>
    </style:style>
    <style:style style:name="Mpr10" style:family="presentation" style:parent-style-name="zenika-new-backgroundobjects" style:list-style-name="ML4">
      <style:graphic-properties draw:stroke="none" draw:fill="none" draw:fill-color="#ffffff" draw:textarea-horizontal-align="justify" draw:textarea-vertical-align="top" draw:auto-grow-height="false" draw:auto-grow-width="false" fo:min-height="1.228cm" fo:min-width="0cm" fo:padding-top="0.127cm" fo:padding-bottom="0.127cm" fo:padding-left="0.253cm" fo:padding-right="0.253cm" fo:wrap-option="wrap" draw:shadow="hidden" draw:shadow-color="#808080"/>
    </style:style>
    <style:style style:name="Mpr11" style:family="presentation" style:parent-style-name="zenika-new-backgroundobjects" style:list-style-name="ML4">
      <style:graphic-properties draw:stroke="none" draw:fill="none" draw:fill-color="#ffffff" draw:textarea-horizontal-align="justify" draw:textarea-vertical-align="bottom" draw:auto-grow-height="false" draw:auto-grow-width="false" fo:min-height="1.228cm" fo:min-width="0cm" fo:padding-top="0.127cm" fo:padding-bottom="0.127cm" fo:padding-left="0.253cm" fo:padding-right="0.253cm" fo:wrap-option="wrap" draw:shadow="hidden" draw:shadow-color="#808080"/>
    </style:style>
    <style:style style:name="Mpr12" style:family="presentation" style:parent-style-name="zenika-new-backgroundobjects" style:list-style-name="ML4">
      <style:graphic-properties draw:stroke="none" draw:fill="none" draw:fill-color="#ffffff" draw:textarea-horizontal-align="justify" draw:textarea-vertical-align="bottom" draw:auto-grow-height="false" draw:auto-grow-width="false" fo:min-height="1.228cm" fo:min-width="0cm" fo:padding-top="0.127cm" fo:padding-bottom="0.127cm" fo:padding-left="0.253cm" fo:padding-right="0.253cm" fo:wrap-option="wrap" draw:shadow="hidden" draw:shadow-color="#808080"/>
    </style:style>
    <style:style style:name="MP1" style:family="paragraph">
      <style:paragraph-properties fo:margin-left="0cm" fo:margin-right="0cm" fo:text-indent="0cm"/>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style:paragraph-properties fo:margin-left="0cm" fo:margin-right="0cm" fo:text-align="end" fo:text-indent="0cm"/>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size="24pt" fo:font-style="normal" fo:text-shadow="none" style:text-underline-style="none" fo:font-weight="normal" style:font-name-asian="Lucida Sans Unicode" style:font-size-asian="24pt" style:font-style-asian="normal" style:font-weight-asian="normal" style:font-name-complex="Lucida Sans Unicode" style:font-size-complex="24pt" style:font-style-complex="normal" style:font-weight-complex="normal" style:text-emphasize="none" style:font-relief="none"/>
    </style:style>
    <style:style style:name="MP6" style:family="paragraph">
      <style:paragraph-properties style:writing-mode="lr-tb"/>
    </style:style>
    <style:style style:name="MP7" style:family="paragraph">
      <style:paragraph-properties fo:margin-left="2.54cm" fo:margin-right="0cm" fo:margin-top="0.088cm" fo:margin-bottom="0cm" fo:line-height="100%" fo:text-align="start" fo:text-indent="0cm" style:text-autospace="ideograph-alpha" style:punctuation-wrap="hanging" style:line-break="strict" style:writing-mode="lr-tb">
        <style:tab-stops>
          <style:tab-stop style:position="0cm"/>
          <style:tab-stop style:position="1.203cm"/>
          <style:tab-stop style:position="2.451cm"/>
          <style:tab-stop style:position="3.699cm"/>
          <style:tab-stop style:position="4.947cm"/>
          <style:tab-stop style:position="6.195cm"/>
          <style:tab-stop style:position="7.443cm"/>
          <style:tab-stop style:position="8.691cm"/>
          <style:tab-stop style:position="9.939cm"/>
          <style:tab-stop style:position="11.187cm"/>
          <style:tab-stop style:position="12.435cm"/>
          <style:tab-stop style:position="13.683cm"/>
          <style:tab-stop style:position="14.931cm"/>
          <style:tab-stop style:position="16.179cm"/>
          <style:tab-stop style:position="17.427cm"/>
          <style:tab-stop style:position="18.675cm"/>
          <style:tab-stop style:position="19.923cm"/>
          <style:tab-stop style:position="21.171cm"/>
          <style:tab-stop style:position="22.419cm"/>
          <style:tab-stop style:position="23.666cm"/>
          <style:tab-stop style:position="24.914cm"/>
        </style:tab-stops>
      </style:paragraph-properties>
      <style:text-properties fo:hyphenate="false"/>
    </style:style>
    <style:style style:name="MP8" style:family="paragraph">
      <style:paragraph-properties fo:margin-left="1.2cm" fo:margin-right="0cm" fo:text-indent="-0.9cm"/>
    </style:style>
    <style:style style:name="MP9" style:family="paragraph">
      <style:paragraph-properties fo:text-align="center"/>
    </style:style>
    <style:style style:name="MP10" style:family="paragraph">
      <style:paragraph-properties fo:text-align="center" style:writing-mode="lr-tb"/>
      <style:text-properties fo:font-size="24pt"/>
    </style:style>
    <style:style style:name="MP11" style:family="paragraph">
      <style:paragraph-properties fo:margin-left="0cm" fo:margin-right="0cm" fo:margin-top="0.07cm" fo:margin-bottom="0cm" fo:line-height="100%" fo:text-indent="0cm" style:punctuation-wrap="hanging" style:line-break="strict"/>
    </style:style>
    <style:style style:name="MP12" style:family="paragraph">
      <style:paragraph-properties fo:margin-left="0cm" fo:margin-right="0cm" fo:margin-top="0.07cm" fo:margin-bottom="0cm" fo:line-height="100%" fo:text-indent="0cm" style:punctuation-wrap="hanging" style:line-break="strict" style:writing-mode="lr-tb"/>
      <style:text-properties fo:color="#808080" fo:font-size="9pt"/>
    </style:style>
    <style:style style:name="MP13" style:family="paragraph">
      <style:paragraph-properties fo:margin-left="0cm" fo:margin-right="0cm" fo:line-height="100%" fo:text-indent="0cm" style:line-break="strict" style:writing-mode="lr-tb"/>
    </style:style>
    <style:style style:name="MP14" style:family="paragraph">
      <style:paragraph-properties fo:margin-left="0cm" fo:margin-right="0cm" fo:line-height="100%" fo:text-align="end" fo:text-indent="0cm" style:line-break="strict" style:writing-mode="lr-tb"/>
    </style:style>
    <style:style style:name="MP15" style:family="paragraph">
      <style:paragraph-properties fo:margin-left="0cm" fo:margin-right="0cm" fo:margin-top="0.07cm" fo:margin-bottom="0cm" fo:line-height="100%" fo:text-align="end" fo:text-indent="0cm" style:punctuation-wrap="hanging" style:line-break="strict"/>
    </style:style>
    <style:style style:name="MP16" style:family="paragraph">
      <style:paragraph-properties fo:margin-left="0cm" fo:margin-right="0cm" fo:margin-top="0.07cm" fo:margin-bottom="0cm" fo:line-height="100%" fo:text-indent="0cm" style:punctuation-wrap="hanging" style:line-break="strict" style:writing-mode="lr-tb"/>
      <style:text-properties fo:font-size="24pt"/>
    </style:style>
    <style:style style:name="MT1" style:family="text">
      <style:text-properties fo:font-size="14pt" style:font-size-asian="14pt" style:font-size-complex="14pt"/>
    </style:style>
    <style:style style:name="MT2" style:family="text">
      <style:text-properties fo:color="#5f5f5f" style:text-outline="false" style:text-line-through-style="none" style:text-line-through-type="none" style:text-position="0% 100%" style:font-name="Arial" fo:font-size="20pt" fo:letter-spacing="normal" fo:language="fr" fo:country="FR" fo:font-style="italic" fo:text-shadow="none" style:text-underline-style="none" fo:font-weight="normal" style:text-underline-mode="continuous" style:text-overline-mode="continuous" style:text-line-through-mode="continuous" style:letter-kerning="false" style:font-name-asian="Arial Unicode MS" style:font-size-asian="20pt" style:language-asian="zxx" style:country-asian="none" style:font-style-asian="italic" style:font-weight-asian="normal" style:font-name-complex="Arial Unicode MS" style:font-size-complex="20pt" style:language-complex="zxx" style:country-complex="none" style:font-style-complex="italic" style:font-weight-complex="normal" style:text-emphasize="none" style:text-scale="100%" style:font-relief="none"/>
    </style:style>
    <style:style style:name="MT3" style:family="text">
      <style:text-properties fo:color="#808080" style:font-name="Arial" fo:font-size="9pt" fo:language="en" fo:country="GB" style:font-size-asian="8pt" style:font-size-complex="8pt"/>
    </style:style>
    <style:style style:name="MT4" style:family="text">
      <style:text-properties fo:color="#000000" fo:font-size="12pt" fo:language="en" fo:country="GB" style:font-size-asian="12pt" style:font-size-complex="12pt"/>
    </style:style>
    <style:style style:name="MT5" style:family="text">
      <style:text-properties fo:color="#969696" style:font-name="Arial" fo:font-size="9pt" fo:language="en" fo:country="GB" style:font-size-asian="8pt" style:font-size-complex="8pt"/>
    </style:style>
    <text:list-style style:name="ML1">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2">
      <text:list-level-style-bullet text:level="1" text:bullet-char="•">
        <style:list-level-properties/>
        <style:text-properties style:font-name="Aria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59cm"/>
        <style:text-properties style:font-name="Arial" fo:color="#942824" fo:font-size="105%"/>
      </text:list-level-style-bullet>
      <text:list-level-style-bullet text:level="2" text:bullet-char="•">
        <style:list-level-properties text:space-before="1.27cm" text:min-label-width="0.635cm"/>
        <style:text-properties style:font-name="Arial" fo:color="#942824" fo:font-size="105%"/>
      </text:list-level-style-bullet>
      <text:list-level-style-bullet text:level="3" text:bullet-char="•">
        <style:list-level-properties text:space-before="2.54cm"/>
        <style:text-properties style:font-name="Arial" fo:color="#942824" fo:font-size="105%"/>
      </text:list-level-style-bullet>
      <text:list-level-style-bullet text:level="4" text:bullet-char="•">
        <style:list-level-properties text:space-before="3.175cm" text:min-label-width="0.635cm"/>
        <style:text-properties style:font-name="Arial" fo:color="#942824" fo:font-size="105%"/>
      </text:list-level-style-bullet>
      <text:list-level-style-bullet text:level="5" text:bullet-char="•">
        <style:list-level-properties text:space-before="4.436cm" text:min-label-width="0.644cm"/>
        <style:text-properties style:font-name="Arial" fo:color="#942824" fo:font-size="105%"/>
      </text:list-level-style-bullet>
      <text:list-level-style-bullet text:level="6" text:bullet-char="•">
        <style:list-level-properties text:space-before="4.436cm" text:min-label-width="0.644cm"/>
        <style:text-properties style:font-name="Arial" fo:color="#942824" fo:font-size="105%"/>
      </text:list-level-style-bullet>
      <text:list-level-style-bullet text:level="7" text:bullet-char="•">
        <style:list-level-properties text:space-before="4.436cm" text:min-label-width="0.644cm"/>
        <style:text-properties style:font-name="Arial" fo:color="#942824" fo:font-size="105%"/>
      </text:list-level-style-bullet>
      <text:list-level-style-bullet text:level="8" text:bullet-char="•">
        <style:list-level-properties text:space-before="4.436cm" text:min-label-width="0.644cm"/>
        <style:text-properties style:font-name="Arial" fo:color="#942824" fo:font-size="10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1.27cm"/>
        <style:text-properties style:font-name="Times New Roman" fo:color="#333333" fo:font-size="100%"/>
      </text:list-level-style-bullet>
      <text:list-level-style-bullet text:level="3" text:bullet-char="•">
        <style:list-level-properties text:space-before="2.54cm"/>
        <style:text-properties style:font-name="Times New Roman" fo:color="#333333" fo:font-size="100%"/>
      </text:list-level-style-bullet>
      <text:list-level-style-bullet text:level="4" text:bullet-char="•">
        <style:list-level-properties text:space-before="3.81cm"/>
        <style:text-properties style:font-name="Times New Roman" fo:color="#333333" fo:font-size="100%"/>
      </text:list-level-style-bullet>
      <text:list-level-style-bullet text:level="5" text:bullet-char="•">
        <style:list-level-properties text:space-before="5.08cm"/>
        <style:text-properties style:font-name="Times New Roman" fo:color="#333333" fo:font-size="100%"/>
      </text:list-level-style-bullet>
      <text:list-level-style-bullet text:level="6" text:bullet-char="•">
        <style:list-level-properties text:space-before="5.08cm"/>
        <style:text-properties style:font-name="Times New Roman" fo:color="#333333" fo:font-size="100%"/>
      </text:list-level-style-bullet>
      <text:list-level-style-bullet text:level="7" text:bullet-char="•">
        <style:list-level-properties text:space-before="5.08cm"/>
        <style:text-properties style:font-name="Times New Roman" fo:color="#333333" fo:font-size="100%"/>
      </text:list-level-style-bullet>
      <text:list-level-style-bullet text:level="8" text:bullet-char="•">
        <style:list-level-properties text:space-before="5.08cm"/>
        <style:text-properties style:font-name="Times New Roman" fo:color="#333333" fo:font-size="100%"/>
      </text:list-level-style-bullet>
      <text:list-level-style-bullet text:level="9" text:bullet-char="•">
        <style:list-level-properties text:space-before="5.08cm"/>
        <style:text-properties style:font-name="Times New Roman" fo:color="#333333" fo:font-size="100%"/>
      </text:list-level-style-bullet>
      <text:list-level-style-bullet text:level="10" text:bullet-char="•">
        <style:list-level-properties text:space-before="5.08cm"/>
        <style:text-properties style:font-name="Times New Roman" fo:color="#333333"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2" style:page-layout-name="PM0" draw:style-name="Mdp2">
      <draw:frame draw:style-name="Mgr1" draw:text-style-name="MP2" draw:layer="backgroundobjects" svg:width="8.266cm" svg:height="1.269cm" svg:x="0cm" svg:y="0cm">
        <draw:text-box>
          <text:p text:style-name="MP1"><text:span text:style-name="MT1"><presentation:header/></text:span></text:p>
        </draw:text-box>
      </draw:frame>
      <draw:frame draw:style-name="Mgr1" draw:text-style-name="MP4" draw:layer="backgroundobjects" svg:width="8.266cm" svg:height="1.269cm" svg:x="10.783cm" svg:y="0cm">
        <draw:text-box>
          <text:p text:style-name="MP3"><text:span text:style-name="MT1"><presentation:date-time/></text:span></text:p>
        </draw:text-box>
      </draw:frame>
      <draw:page-thumbnail draw:layer="backgroundobjects" svg:width="15.239cm" svg:height="11.429cm" svg:x="3.061cm" svg:y="2.071cm"/>
      <draw:custom-shape draw:style-name="Mgr2" draw:text-style-name="MP5" draw:layer="backgroundobjects" svg:width="15.22cm" svg:height="10cm" svg:x="3.069cm" svg:y="13.861cm">
        <text:p/>
        <draw:enhanced-geometry svg:viewBox="0 0 21600 21600" draw:type="rectangle" draw:enhanced-path="M 0 0 L 21600 0 21600 21600 0 21600 0 0 Z N"/>
      </draw:custom-shape>
    </style:handout-master>
    <style:master-page style:name="zenika-titre" style:page-layout-name="PM1" draw:style-name="Mdp1">
      <draw:custom-shape draw:style-name="Mgr3" draw:text-style-name="MP6" draw:layer="backgroundobjects" svg:width="25.501cm" svg:height="16.051cm" svg:x="-0.101cm" svg:y="2.972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6" draw:layer="backgroundobjects" svg:width="25.501cm" svg:height="2.999cm" svg:x="-0.101cm" svg:y="0.001cm">
        <text:p/>
        <draw:enhanced-geometry svg:viewBox="0 0 21600 21600" draw:path-stretchpoint-x="10800" draw:path-stretchpoint-y="10800" draw:text-areas="?f3 ?f4 ?f5 ?f6" draw:type="round-rectangle" draw:modifiers="3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6" draw:layer="backgroundobjects" svg:width="25.501cm" svg:height="0.11cm" svg:x="-0.1cm" svg:y="2.994cm">
        <text:p/>
        <draw:enhanced-geometry svg:viewBox="0 0 21600 21600" draw:type="rectangle" draw:enhanced-path="M 0 0 L 21600 0 21600 21600 0 21600 0 0 Z N"/>
      </draw:custom-shape>
      <draw:frame presentation:style-name="Mpr1" draw:text-style-name="MP1" draw:layer="backgroundobjects" svg:width="19.548cm" svg:height="2.77cm" svg:x="0.86cm" svg:y="0.264cm" presentation:class="title">
        <draw:text-box>
          <text:p text:style-name="MP1">Cliquez pour éditer le format du texte-titre</text:p>
        </draw:text-box>
      </draw:frame>
      <draw:frame presentation:style-name="Mpr2" draw:text-style-name="MP8" draw:layer="backgroundobjects" svg:width="23.438cm" svg:height="14.029cm" svg:x="0.86cm" svg:y="4.233cm" presentation:class="outline">
        <draw:text-box>
          <text:list text:style-name="ML3">
            <text:list-item>
              <text:p text:style-name="MP1">Cliquez pour éditer le format du plan de texte</text:p>
              <text:list>
                <text:list-item>
                  <text:p text:style-name="MP1">Second niveau de plan</text:p>
                </text:list-item>
              </text:list>
            </text:list-item>
          </text:list>
          <text:p text:style-name="MP7"><text:span text:style-name="MT2">Troisième niveau de plan</text:span></text:p>
          <text:list text:continue-numbering="true" text:style-name="ML3">
            <text:list-item>
              <text:list>
                <text:list-item>
                  <text:list>
                    <text:list-item>
                      <text:list>
                        <text:list-item>
                          <text:p text:style-name="MP1">Quatrième niveau de plan</text:p>
                          <text:list>
                            <text:list-item>
                              <text:p text:style-name="MP1">Cinquième niveau de plan</text:p>
                              <text:list>
                                <text:list-item>
                                  <text:p text:style-name="MP1">Sixième niveau de plan</text:p>
                                  <text:list>
                                    <text:list-item>
                                      <text:p text:style-name="MP1">Septième niveau de plan</text:p>
                                      <text:list>
                                        <text:list-item>
                                          <text:p text:style-name="MP1">Huitième niveau de plan</text:p>
                                          <text:list>
                                            <text:list-item>
                                              <text:p text:style-name="MP1">Neuvième niveau de plan</text:p>
                                            </text:list-item>
                                          </text:list>
                                        </text:list-item>
                                      </text:list>
                                    </text:list-item>
                                  </text:list>
                                </text:list-item>
                              </text:list>
                            </text:list-item>
                          </text:list>
                        </text:list-item>
                      </text:list>
                    </text:list-item>
                  </text:list>
                </text:list-item>
              </text:list>
            </text:list-item>
          </text:list>
        </draw:text-box>
      </draw:frame>
      <draw:custom-shape draw:style-name="Mgr6" draw:text-style-name="MP9" draw:layer="backgroundobjects" svg:width="4.125cm" svg:height="1.5cm" svg:x="20.976cm" svg:y="0.8cm">
        <text:p/>
        <draw:enhanced-geometry svg:viewBox="0 0 21600 21600" draw:path-stretchpoint-x="10800" draw:path-stretchpoint-y="10800" draw:text-areas="?f3 ?f4 ?f5 ?f6" draw:type="round-rectangle" draw:modifiers="661.95869420386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Mgr7" draw:text-style-name="MP10" draw:layer="backgroundobjects" svg:width="3.492cm" svg:height="1.125cm" svg:x="21.287cm" svg:y="0.992cm">
        <draw:image xlink:href="Pictures/10000000000000D300000044D70210C1.png" xlink:type="simple" xlink:show="embed" xlink:actuate="onLoad">
          <text:p/>
        </draw:image>
      </draw:frame>
      <draw:custom-shape draw:style-name="Mgr8" draw:text-style-name="MP12" draw:layer="backgroundobjects" svg:width="3.006cm" svg:height="0.44cm" svg:x="0.094cm" svg:y="18.36cm">
        <text:p text:style-name="MP11"><text:span text:style-name="MT3">Zenika © 2012</text:span></text:p>
        <draw:enhanced-geometry svg:viewBox="0 0 21600 21600" draw:mirror-horizontal="false" draw:mirror-vertical="false" draw:type="rectangle" draw:enhanced-path="M 0 0 L 21600 0 21600 21600 0 21600 0 0 Z N"/>
      </draw:custom-shape>
      <presentation:notes style:page-layout-name="PM2">
        <draw:rect draw:style-name="Mgr9" draw:text-style-name="MP9" draw:layer="backgroundobjects" svg:width="19.05cm" svg:height="25.4cm" svg:x="-0.001cm" svg:y="-0.001cm">
          <text:p/>
        </draw:rect>
        <draw:custom-shape draw:style-name="Mgr10" draw:text-style-name="MP6" draw:layer="backgroundobjects" svg:width="19.05cm" svg:height="25.402cm" svg:x="-0.002cm" svg:y="-0.004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002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002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002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002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002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002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002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3" draw:text-style-name="MP13" draw:layer="backgroundobjects" svg:width="8.215cm" svg:height="1.235cm" svg:x="0cm" svg:y="0cm" presentation:class="header">
          <draw:text-box>
            <text:p text:style-name="MP13"><text:span text:style-name="MT4"><presentation:header/></text:span></text:p>
          </draw:text-box>
        </draw:frame>
        <draw:frame presentation:style-name="Mpr4" draw:text-style-name="MP14" draw:layer="backgroundobjects" svg:width="8.215cm" svg:height="1.235cm" svg:x="10.794cm" svg:y="0cm" presentation:class="date-time">
          <draw:text-box>
            <text:p text:style-name="MP14"><text:span text:style-name="MT4"><presentation:date-time/></text:span></text:p>
          </draw:text-box>
        </draw:frame>
        <draw:page-thumbnail presentation:style-name="zenika-titre-title" draw:layer="backgroundobjects" svg:width="12.572cm" svg:height="9.489cm" svg:x="3.219cm" svg:y="1.908cm" presentation:class="page"/>
        <draw:frame presentation:style-name="zenika-titre-notes" draw:layer="backgroundobjects" svg:width="13.93cm" svg:height="11.392cm" svg:x="2.54cm" svg:y="12.065cm" presentation:class="notes" presentation:placeholder="true">
          <draw:text-box/>
        </draw:frame>
        <draw:frame presentation:style-name="Mpr5" draw:text-style-name="MP13" draw:layer="backgroundobjects" svg:width="8.215cm" svg:height="1.235cm" svg:x="0cm" svg:y="24.127cm" presentation:class="footer">
          <draw:text-box>
            <text:p text:style-name="MP13"><text:span text:style-name="MT4"><presentation:footer/></text:span></text:p>
          </draw:text-box>
        </draw:frame>
        <draw:frame presentation:style-name="Mpr6" draw:text-style-name="MP14" draw:layer="backgroundobjects" svg:width="8.215cm" svg:height="1.235cm" svg:x="10.794cm" svg:y="24.127cm" presentation:class="page-number">
          <draw:text-box>
            <text:p text:style-name="MP14"><text:span text:style-name="MT4"><text:page-number>&lt;numéro&gt;</text:page-number></text:span></text:p>
          </draw:text-box>
        </draw:frame>
      </presentation:notes>
    </style:master-page>
    <style:master-page style:name="zenika-new" style:page-layout-name="PM1" draw:style-name="Mdp1">
      <draw:custom-shape draw:style-name="Mgr3" draw:text-style-name="MP6" draw:layer="backgroundobjects" svg:width="25.501cm" svg:height="16.051cm" svg:x="0cm" svg:y="2.972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6" draw:layer="backgroundobjects" svg:width="25.501cm" svg:height="2.999cm" svg:x="0cm" svg:y="0.001cm">
        <text:p/>
        <draw:enhanced-geometry svg:viewBox="0 0 21600 21600" draw:path-stretchpoint-x="10800" draw:path-stretchpoint-y="10800" draw:text-areas="?f3 ?f4 ?f5 ?f6" draw:type="round-rectangle" draw:modifiers="3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6" draw:layer="backgroundobjects" svg:width="25.501cm" svg:height="0.11cm" svg:x="0cm" svg:y="2.994cm">
        <text:p/>
        <draw:enhanced-geometry svg:viewBox="0 0 21600 21600" draw:type="rectangle" draw:enhanced-path="M 0 0 L 21600 0 21600 21600 0 21600 0 0 Z N"/>
      </draw:custom-shape>
      <draw:frame presentation:style-name="Mpr7" draw:text-style-name="MP1" draw:layer="backgroundobjects" svg:width="19.548cm" svg:height="2.77cm" svg:x="0.86cm" svg:y="0.264cm" presentation:class="title">
        <draw:text-box>
          <text:p text:style-name="MP1">Cliquez pour éditer le format du texte-titre</text:p>
        </draw:text-box>
      </draw:frame>
      <draw:frame presentation:style-name="Mpr8" draw:text-style-name="MP8" draw:layer="backgroundobjects" svg:width="23.438cm" svg:height="14.029cm" svg:x="0.86cm" svg:y="4.233cm" presentation:class="outline">
        <draw:text-box>
          <text:list text:style-name="ML3">
            <text:list-item>
              <text:p text:style-name="MP1">Cliquez pour éditer le format du plan de texte</text:p>
              <text:list>
                <text:list-item>
                  <text:p text:style-name="MP1">Second niveau de plan</text:p>
                </text:list-item>
              </text:list>
            </text:list-item>
          </text:list>
          <text:p text:style-name="MP7"><text:span text:style-name="MT2">Troisième niveau de plan</text:span></text:p>
          <text:list text:continue-numbering="true" text:style-name="ML3">
            <text:list-item>
              <text:list>
                <text:list-item>
                  <text:list>
                    <text:list-item>
                      <text:list>
                        <text:list-item>
                          <text:p text:style-name="MP1">Quatrième niveau de plan</text:p>
                          <text:list>
                            <text:list-item>
                              <text:p text:style-name="MP1">Cinquième niveau de plan</text:p>
                              <text:list>
                                <text:list-item>
                                  <text:p text:style-name="MP1">Sixième niveau de plan</text:p>
                                  <text:list>
                                    <text:list-item>
                                      <text:p text:style-name="MP1">Septième niveau de plan</text:p>
                                      <text:list>
                                        <text:list-item>
                                          <text:p text:style-name="MP1">Huitième niveau de plan</text:p>
                                          <text:list>
                                            <text:list-item>
                                              <text:p text:style-name="MP1">Neuvième niveau de plan</text:p>
                                            </text:list-item>
                                          </text:list>
                                        </text:list-item>
                                      </text:list>
                                    </text:list-item>
                                  </text:list>
                                </text:list-item>
                              </text:list>
                            </text:list-item>
                          </text:list>
                        </text:list-item>
                      </text:list>
                    </text:list-item>
                  </text:list>
                </text:list-item>
              </text:list>
            </text:list-item>
          </text:list>
        </draw:text-box>
      </draw:frame>
      <draw:custom-shape draw:style-name="Mgr6" draw:text-style-name="MP9" draw:layer="backgroundobjects" svg:width="4.125cm" svg:height="1.5cm" svg:x="20.976cm" svg:y="0.8cm">
        <text:p/>
        <draw:enhanced-geometry svg:viewBox="0 0 21600 21600" draw:path-stretchpoint-x="10800" draw:path-stretchpoint-y="10800" draw:text-areas="?f3 ?f4 ?f5 ?f6" draw:type="round-rectangle" draw:modifiers="661.95869420386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Mgr7" draw:text-style-name="MP10" draw:layer="backgroundobjects" svg:width="3.492cm" svg:height="1.125cm" svg:x="21.287cm" svg:y="0.992cm">
        <draw:image xlink:href="Pictures/10000000000000D300000044D70210C1.png" xlink:type="simple" xlink:show="embed" xlink:actuate="onLoad">
          <text:p/>
        </draw:image>
      </draw:frame>
      <draw:custom-shape draw:style-name="Mgr8" draw:text-style-name="MP16" draw:layer="backgroundobjects" svg:width="1.9cm" svg:height="0.578cm" svg:x="23.5cm" svg:y="18.322cm">
        <text:p text:style-name="MP15"><text:span text:style-name="MT5"><text:page-number>&lt;numéro&gt;</text:page-number></text:span></text:p>
        <draw:enhanced-geometry svg:viewBox="0 0 21600 21600" draw:mirror-horizontal="false" draw:mirror-vertical="false" draw:type="rectangle" draw:enhanced-path="M 0 0 L 21600 0 21600 21600 0 21600 0 0 Z N"/>
      </draw:custom-shape>
      <draw:custom-shape draw:style-name="Mgr8" draw:text-style-name="MP12" draw:layer="backgroundobjects" svg:width="3.006cm" svg:height="0.44cm" svg:x="0.094cm" svg:y="18.36cm">
        <text:p text:style-name="MP11"><text:span text:style-name="MT3">Zenika © 2012</text:span></text:p>
        <draw:enhanced-geometry svg:viewBox="0 0 21600 21600" draw:mirror-horizontal="false" draw:mirror-vertical="false" draw:type="rectangle" draw:enhanced-path="M 0 0 L 21600 0 21600 21600 0 21600 0 0 Z N"/>
      </draw:custom-shape>
      <presentation:notes style:page-layout-name="PM2">
        <draw:rect draw:style-name="Mgr9" draw:text-style-name="MP9" draw:layer="backgroundobjects" svg:width="19.05cm" svg:height="25.4cm" svg:x="0cm" svg:y="0cm">
          <text:p/>
        </draw:rect>
        <draw:custom-shape draw:style-name="Mgr10" draw:text-style-name="MP6" draw:layer="backgroundobjects" svg:width="19.05cm" svg:height="25.402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9" draw:text-style-name="MP13" draw:layer="backgroundobjects" svg:width="8.215cm" svg:height="1.235cm" svg:x="0cm" svg:y="0cm" presentation:class="header">
          <draw:text-box>
            <text:p text:style-name="MP13"><text:span text:style-name="MT4"><presentation:header/></text:span></text:p>
          </draw:text-box>
        </draw:frame>
        <draw:frame presentation:style-name="Mpr10" draw:text-style-name="MP14" draw:layer="backgroundobjects" svg:width="8.215cm" svg:height="1.235cm" svg:x="10.794cm" svg:y="0cm" presentation:class="date-time">
          <draw:text-box>
            <text:p text:style-name="MP14"><text:span text:style-name="MT4"><presentation:date-time/></text:span></text:p>
          </draw:text-box>
        </draw:frame>
        <draw:page-thumbnail presentation:style-name="zenika-new-title" draw:layer="backgroundobjects" svg:width="12.572cm" svg:height="9.489cm" svg:x="3.219cm" svg:y="1.908cm" presentation:class="page"/>
        <draw:frame presentation:style-name="zenika-new-notes" draw:layer="backgroundobjects" svg:width="13.93cm" svg:height="11.392cm" svg:x="2.54cm" svg:y="12.065cm" presentation:class="notes" presentation:placeholder="true">
          <draw:text-box/>
        </draw:frame>
        <draw:frame presentation:style-name="Mpr11" draw:text-style-name="MP13" draw:layer="backgroundobjects" svg:width="8.215cm" svg:height="1.235cm" svg:x="0cm" svg:y="24.127cm" presentation:class="footer">
          <draw:text-box>
            <text:p text:style-name="MP13"><text:span text:style-name="MT4"><presentation:footer/></text:span></text:p>
          </draw:text-box>
        </draw:frame>
        <draw:frame presentation:style-name="Mpr12" draw:text-style-name="MP14" draw:layer="backgroundobjects" svg:width="8.215cm" svg:height="1.235cm" svg:x="10.794cm" svg:y="24.127cm" presentation:class="page-number">
          <draw:text-box>
            <text:p text:style-name="MP14"><text:span text:style-name="MT4"><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3.1.2$Windows_x86 LibreOffice_project/958349dc3b25111dbca392fbc281a05559ef6848</meta:generator>
    <meta:initial-creator>Grégory BOISSINOT</meta:initial-creator>
    <meta:creation-date>2008-03-10T13:37:04</meta:creation-date>
    <dc:date>2015-05-15T10:42:13.011000000</dc:date>
    <meta:editing-cycles>170</meta:editing-cycles>
    <meta:editing-duration>P1DT13H35M31S</meta:editing-duration>
    <meta:document-statistic meta:object-count="171"/>
    <meta:user-defined meta:name="Info 1"/>
    <meta:user-defined meta:name="Info 2"/>
    <meta:user-defined meta:name="Info 3"/>
    <meta:user-defined meta:name="Info 4"/>
  </office:meta>
</office:document-meta>
</file>